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2010000007900000141D04B7948155AEA83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222000002D10CD60E828C4D5BC8.png" manifest:media-type="image/png"/>
  <manifest:file-entry manifest:full-path="Pictures/10000201000001580000016E5040F611D0E797FD.png" manifest:media-type="image/png"/>
  <manifest:file-entry manifest:full-path="Pictures/100002010000014A000000CB0A1FEA8EE875A1F5.png" manifest:media-type="image/png"/>
  <manifest:file-entry manifest:full-path="Pictures/10000201000001E1000000C64CD9530EBD722A58.png" manifest:media-type="image/png"/>
  <manifest:file-entry manifest:full-path="Pictures/100002010000010F000000BA73E55D8728CF6DE4.png" manifest:media-type="image/png"/>
  <manifest:file-entry manifest:full-path="Pictures/10000201000001B500000073220EA2FF5ECCEAAA.png" manifest:media-type="image/png"/>
  <manifest:file-entry manifest:full-path="Pictures/100002010000007900000141A2B4B56DF2A5B023.png" manifest:media-type="image/png"/>
  <manifest:file-entry manifest:full-path="Pictures/10000201000002290000013B77730C04ABC6BC98.png" manifest:media-type="image/png"/>
  <manifest:file-entry manifest:full-path="Pictures/100002010000043C000000E4EF35731F49D80457.png" manifest:media-type="image/png"/>
  <manifest:file-entry manifest:full-path="Pictures/100002010000012D0000015E2F41551006583755.png" manifest:media-type="image/png"/>
  <manifest:file-entry manifest:full-path="Pictures/100002010000056D000002EEBEE16105AA549AFA.png" manifest:media-type="image/png"/>
  <manifest:file-entry manifest:full-path="Pictures/100000000000055B0000016AF8576101769C3468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5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6" style:family="paragraph">
      <style:paragraph-properties fo:text-align="justify"/>
      <style:text-properties fo:font-weight="bold" style:font-weight-asian="bold" style:font-weight-complex="bold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1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3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4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5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6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7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8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9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0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51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152" style:family="text">
      <style:text-properties fo:color="#000000" style:font-name="Monospace1" fo:font-size="36pt" fo:font-style="italic" style:font-name-asian="Monospace1" style:font-size-asian="36pt" style:font-style-asian="italic" style:font-name-complex="Monospace1" style:font-size-complex="36pt" style:font-style-complex="italic"/>
    </style:style>
    <style:style style:name="T153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4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59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1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1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2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3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4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5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76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7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2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3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84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16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17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8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19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3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24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25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26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29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30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1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36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38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45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46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50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1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60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2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3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6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7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2" style:family="text">
      <style:text-properties fo:font-size="54pt" style:font-size-asian="54pt" style:font-size-complex="54pt"/>
    </style:style>
    <style:style style:name="T27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7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75" style:family="text">
      <style:text-properties fo:font-size="18pt" style:font-size-asian="18pt" style:font-size-complex="18pt"/>
    </style:style>
    <style:style style:name="T276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77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78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7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1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8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20EA2FF5ECC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A1FEA8EE875A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4CD9530EBD722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77730C04ABC6BC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2F41551006583755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2F41551006583755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A2B4B56DF2A5B023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04B7948155AEA83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 text:style-name="P23"><text:span text:style-name="T147"><text:s text:c="8"/></text:span><text:span text:style-name="T149">if </text:span><text:span text:style-name="T147">(</text:span><text:span text:style-name="T152">is_null</text:span><text:span text:style-name="T147">($id)) {</text:span></text:p>
            <text:p text:style-name="P23"><text:span text:style-name="T147"><text:s text:c="12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001cm" svg:y="5.2cm" presentation:class="outline" presentation:user-transformed="true">
          <draw:text-box>
            <text:p text:style-name="P66"><text:span text:style-name="T153">if </text:span><text:span text:style-name="T154">(!</text:span><text:span text:style-name="T155">is_null</text:span><text:span text:style-name="T154">($this-&gt;params()-&gt;fromRoute('id')))</text:span></text:p>
            <text:p text:style-name="P66"><text:span text:style-name="T154">{</text:span></text:p>
            <text:p text:style-name="P66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$id</text:span><text:span text:style-name="T154"> = (</text:span><text:span text:style-name="T153">int</text:span><text:span text:style-name="T154">)</text:span><text:span text:style-name="T156">$this</text:span><text:span text:style-name="T157">-&gt;params()-&gt;fromRoute</text:span><text:span text:style-name="T154">('id');</text:span></text:p>
            <text:p text:style-name="P66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$incluido</text:span><text:span text:style-name="T154"> = </text:span><text:span text:style-name="T153">FALSE</text:span><text:span text:style-name="T154">;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foreach</text:span><text:span text:style-name="T154"> (</text:span><text:span text:style-name="T156">$carrinho</text:span><text:span text:style-name="T154"> as </text:span><text:span text:style-name="T156">$produto</text:span><text:span text:style-name="T154">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(</text:span><text:span text:style-name="T153">isset</text:span><text:span text:style-name="T154">(</text:span><text:span text:style-name="T156">$produto</text:span><text:span text:style-name="T154">['id'])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 text:c="2"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6">($produto</text:span><text:span text:style-name="T154">['id'] == $id 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incluido</text:span><text:span text:style-name="T154"> = </text:span><text:span text:style-name="T153">TRUE</text:span><text:span text:style-name="T154">;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mensagem</text:span><text:span text:style-name="T154"> = 'Produto já selecionado';</text:span></text:p>
            <text:p text:style-name="P66"><text:span text:style-name="T153"><text:s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break</text:span><text:span text:style-name="T154">;</text:span></text:p>
            <text:p text:style-name="P66"><text:span text:style-name="T154"><text:s text:c="11"/></text:span><text:span text:style-name="T154"><text:tab/></text:span><text:span text:style-name="T154"><text:tab/></text:span><text:span text:style-name="T154"><text:tab/></text:span><text:span text:style-name="T154">}</text:span></text:p>
            <text:p text:style-name="P66"><text:span text:style-name="T154"><text:s text:c="6"/></text:span><text:span text:style-name="T154"><text:tab/></text:span><text:span text:style-name="T154"> <text:s/></text:span><text:span text:style-name="T154">}</text:span></text:p>
            <text:p text:style-name="P66"><text:span text:style-name="T154"><text:s/></text:span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6"><text:span text:style-name="T158">If </text:span><text:span text:style-name="T159">(!</text:span><text:span text:style-name="T160">$incluindo</text:span><text:span text:style-name="T159">)</text:span></text:p>
            <text:p text:style-name="P66"><text:span text:style-name="T159">{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produto</text:span><text:span text:style-name="T159"> = </text:span><text:span text:style-name="T158">new</text:span><text:span text:style-name="T159"> Produto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item</text:span><text:span text:style-name="T159"> = </text:span><text:span text:style-name="T160">$produtos-&gt;</text:span><text:span text:style-name="T159"> find(</text:span><text:span text:style-name="T160">$id</text:span><text:span text:style-name="T159">)→toArray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60"><text:tab/></text:span><text:span text:style-name="T160">$item</text:span><text:span text:style-name="T159">[0][‘quantidade’]=1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carrinho</text:span><text:span text:style-name="T159">[] = </text:span><text:span text:style-name="T160">$item</text:span><text:span text:style-name="T159">[0]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60">$_SESSION</text:span><text:span text:style-name="T159">[‘carrinho’] = </text:span><text:span text:style-name="T160">$carrinho</text:span><text:span text:style-name="T159">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}</text:span></text:p>
            <text:p text:style-name="P66"><text:span text:style-name="T159">}</text:span></text:p>
            <text:p text:style-name="P66"><text:span text:style-name="T160">$viewModel</text:span><text:span text:style-name="T161"> = new ViewModel();</text:span></text:p>
            <text:p text:style-name="P66"><text:span text:style-name="T160"/></text:p>
            <text:p text:style-name="P66"><text:span text:style-name="T160">$viewModel</text:span><text:span text:style-name="T159">-&gt;mensagem = $mensagem;</text:span></text:p>
            <text:p text:style-name="P66"><text:span text:style-name="T160">$viewModel</text:span><text:span text:style-name="T159">-&gt;assign(‘itens’,</text:span><text:span text:style-name="T160">$carrinho</text:span><text:span text:style-name="T159">);</text:span></text:p>
            <text:p text:style-name="P66"><text:span text:style-name="T159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62">view/application</text:span><text:span text:style-name="T53"> o arquivo </text:span><text:span text:style-name="T162">comprar.html.</text:span></text:p>
            <text:p text:style-name="P70"><text:span text:style-name="T163"/></text:p>
            <text:p text:style-name="P70"><text:span text:style-name="T164">&lt;h3 id=”warning”&gt;&lt;?=$this→mensagem?&gt;&lt;/h3&gt;</text:span></text:p>
            <text:p text:style-name="P70"><text:span text:style-name="T164">&lt;table id=”carrinho”&gt;</text:span></text:p>
            <text:p text:style-name="P70"><text:span text:style-name="T164">&lt;thead&gt;</text:span></text:p>
            <text:p text:style-name="P70"><text:span text:style-name="T164">&lt;?php</text:span></text:p>
            <text:p text:style-name="P70"><text:span text:style-name="T164">$titulos = array (‘Codigo’,</text:span></text:p>
            <text:p text:style-name="P70"><text:span text:style-name="T164">‘</text:span><text:span text:style-name="T164">Nome’,</text:span></text:p>
            <text:p text:style-name="P70"><text:span text:style-name="T164">‘</text:span><text:span text:style-name="T164">Quantidade’,</text:span></text:p>
            <text:p text:style-name="P70"><text:span text:style-name="T164">‘</text:span><text:span text:style-name="T164">Preço Unitário’,</text:span></text:p>
            <text:p text:style-name="P70"><text:span text:style-name="T164">‘</text:span><text:span text:style-name="T164">Total’,</text:span></text:p>
            <text:p text:style-name="P70"><text:span text:style-name="T164">‘</text:span><text:span text:style-name="T164">Editar’,</text:span></text:p>
            <text:p text:style-name="P71"><text:span text:style-name="T164"><text:s/>‘</text:span><text:span text:style-name="T164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64">foreach ($titulos as $titulo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64"><text:tab/></text:span><text:span text:style-name="T164">echo ‘&lt;th&gt;’.$this-&gt;escapeHtml($titulo).’&lt;/th&gt;’;</text:span></text:p>
            <text:p text:style-name="P73"><text:span text:style-name="T164">}</text:span></text:p>
            <text:p text:style-name="P73"><text:span text:style-name="T164">?&gt;</text:span></text:p>
            <text:p text:style-name="P73"><text:span text:style-name="T164">&lt;/thead&gt;</text:span></text:p>
            <text:p text:style-name="P73"><text:span text:style-name="T164">&lt;?php</text:span></text:p>
            <text:p text:style-name="P73"><text:span text:style-name="T164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64"/></text:p>
            <text:p text:style-name="P73"><text:span text:style-name="T164">&lt;?php</text:span></text:p>
            <text:p text:style-name="P73"><text:span text:style-name="T164">$somaTotal = 0;</text:span></text:p>
            <text:p text:style-name="P73"><text:span text:style-name="T164">setlocale(</text:span><text:span text:style-name="T165">LC_MONETARY</text:span><text:span text:style-name="T164">,'pt_BR');</text:span></text:p>
            <text:p text:style-name="P73"><text:span text:style-name="T164">echo $this-&gt;partialLoop('itens.phtml',$this-&gt;itens);</text:span></text:p>
            <text:p text:style-name="P73"><text:span text:style-name="T164">?&gt;</text:span></text:p>
            <text:p text:style-name="P73"><text:span text:style-name="T164">&lt;/table&gt;</text:span></text:p>
            <text:p text:style-name="P73"><text:span text:style-name="T164"/></text:p>
            <text:p text:style-name="P73"><text:span text:style-name="T164">Total da compra:</text:span></text:p>
            <text:p text:style-name="P73"><text:span text:style-name="T164">&lt;?='R$'.money_format('%.2n',$somaTotal)?&gt;&lt;br/&gt;</text:span></text:p>
            <text:p text:style-name="P73"><text:span text:style-name="T164">&lt;a href="&lt;?=$this-&gt;url('home')?&gt;"&gt;Continuar comprando&lt;/a&gt;</text:span></text:p>
            <text:p text:style-name="P73"><text:span text:style-name="T164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Vamos acrescentar no </text:span><text:span text:style-name="T167">generic.css</text:span><text:span text:style-name="T166"> uma formatação para a mensagem que aparece no topo da lista de itens, que alertará o usuário para os eventos e resultados ocorridos.</text:span></text:p>
            <text:p text:style-name="P73"><text:span text:style-name="T166"/></text:p>
            <text:p text:style-name="P73"><text:span text:style-name="T164"/></text:p>
            <text:p text:style-name="P73"><text:span text:style-name="T168">#warning {</text:span></text:p>
            <text:p text:style-name="P73"><text:span text:style-name="T168">color : </text:span><text:span text:style-name="T169">red</text:span><text:span text:style-name="T168">;</text:span></text:p>
            <text:p text:style-name="P73"><text:span text:style-name="T16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0">&lt;</text:span><text:span text:style-name="T171">div</text:span><text:span text:style-name="T172"> </text:span><text:span text:style-name="T173">id</text:span><text:span text:style-name="T174">=</text:span><text:span text:style-name="T175">"menu"</text:span><text:span text:style-name="T170">&gt;</text:span></text:p>
            <text:p text:style-name="P23"><text:span text:style-name="T170">&lt;</text:span><text:span text:style-name="T171">form</text:span><text:span text:style-name="T172"> </text:span><text:span text:style-name="T173">action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</text:span><text:span text:style-name="T177">=&gt;</text:span><text:span text:style-name="T178">'buscar'</text:span><text:span text:style-name="T177">])</text:span><text:span text:style-name="T176">?&gt;</text:span><text:span text:style-name="T172">" </text:span><text:span text:style-name="T173">method</text:span><text:span text:style-name="T174">=</text:span><text:span text:style-name="T175">"post"</text:span><text:span text:style-name="T170">&gt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acessar'</text:span><text:span text:style-name="T177">])</text:span><text:span text:style-name="T176">?&gt;</text:span><text:span text:style-name="T172">"</text:span><text:span text:style-name="T170">&gt;</text:span><text:span text:style-name="T174">Acessar</text:span><text:span text:style-name="T170">&lt;/</text:span><text:span text:style-name="T171">a</text:span><text:span text:style-name="T170">&gt;</text:span></text:p>
            <text:p text:style-name="P23"><text:span text:style-name="T179">&amp;nbsp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cadastrar'</text:span><text:span text:style-name="T177">])</text:span><text:span text:style-name="T176">?&gt;</text:span><text:span text:style-name="T172">" </text:span><text:span text:style-name="T170">&gt;</text:span><text:span text:style-name="T174">Cadastrar</text:span><text:span text:style-name="T170">&lt;/</text:span><text:span text:style-name="T171">a</text:span><text:span text:style-name="T170">&gt;</text:span></text:p>
            <text:p text:style-name="P23"><text:span text:style-name="T170">&lt;</text:span><text:span text:style-name="T171">label</text:span><text:span text:style-name="T170">&gt;</text:span><text:span text:style-name="T174">Busca produtos:</text:span><text:span text:style-name="T170">&lt;/</text:span><text:span text:style-name="T171">label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name</text:span><text:span text:style-name="T174">=</text:span><text:span text:style-name="T175">"nome"</text:span><text:span text:style-name="T172"> </text:span><text:span text:style-name="T173">value</text:span><text:span text:style-name="T174">=</text:span><text:span text:style-name="T175">""</text:span><text:span text:style-name="T172"> </text:span><text:span text:style-name="T173">id</text:span><text:span text:style-name="T174">=</text:span><text:span text:style-name="T175">"nome"</text:span><text:span text:style-name="T172"> </text:span><text:span text:style-name="T173">type</text:span><text:span text:style-name="T174">=</text:span><text:span text:style-name="T175">"text"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type</text:span><text:span text:style-name="T174">=</text:span><text:span text:style-name="T175">"submit"</text:span><text:span text:style-name="T172"> </text:span><text:span text:style-name="T173">value</text:span><text:span text:style-name="T174">=</text:span><text:span text:style-name="T175">"Pesquisar"</text:span><text:span text:style-name="T172"> </text:span><text:span text:style-name="T170">/&gt;</text:span></text:p>
            <text:p text:style-name="P23"><text:span text:style-name="T170">&lt;/</text:span><text:span text:style-name="T171">form</text:span><text:span text:style-name="T170">&gt;</text:span></text:p>
            <text:p text:style-name="P23"><text:span text:style-name="T170">&lt;/</text:span><text:span text:style-name="T171">div</text:span><text:span text:style-name="T17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><text:span text:style-name="T172">Agora,</text:span> <text:span text:style-name="T172">crie uma nova rota no arquivo </text:span><text:span text:style-name="T180">module/Application/config/module.config.php</text:span><text:span text:style-name="T172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23"><text:span text:style-name="T181"><text:s text:c="12"/></text:span><text:span text:style-name="T182">'carrinho' </text:span><text:span text:style-name="T181">=&gt; [</text:span></text:p>
            <text:p text:style-name="P23"><text:span text:style-name="T181"><text:s text:c="16"/></text:span><text:span text:style-name="T182">'type' <text:s text:c="3"/></text:span><text:span text:style-name="T181">=&gt; </text:span><text:span text:style-name="T183">Segment</text:span><text:span text:style-name="T181">::</text:span><text:span text:style-name="T184">class</text:span><text:span text:style-name="T181">,</text:span></text:p>
            <text:p text:style-name="P23"><text:span text:style-name="T181"><text:s text:c="16"/></text:span><text:span text:style-name="T182">'options' </text:span><text:span text:style-name="T181">=&gt; [</text:span></text:p>
            <text:p text:style-name="P23"><text:span text:style-name="T181"><text:s text:c="20"/></text:span><text:span text:style-name="T182">'route' <text:s text:c="3"/></text:span><text:span text:style-name="T181">=&gt; </text:span><text:span text:style-name="T182">'/carrinho[/:action]'</text:span><text:span text:style-name="T181">, </text:span></text:p>
            <text:p text:style-name="P23"><text:span text:style-name="T181"><text:s text:c="20"/></text:span><text:span text:style-name="T182">'defaults' </text:span><text:span text:style-name="T181">=&gt; [</text:span></text:p>
            <text:p text:style-name="P23"><text:span text:style-name="T181"><text:s text:c="24"/></text:span><text:span text:style-name="T182">'controller' </text:span><text:span text:style-name="T181">=&gt; Controller\</text:span><text:span text:style-name="T183">CarrinhoController</text:span><text:span text:style-name="T181">::</text:span><text:span text:style-name="T184">class</text:span><text:span text:style-name="T181">,</text:span></text:p>
            <text:p text:style-name="P23"><text:span text:style-name="T181"><text:s text:c="24"/></text:span><text:span text:style-name="T182">'action' <text:s text:c="4"/></text:span><text:span text:style-name="T181">=&gt; </text:span><text:span text:style-name="T182">'comprar'</text:span><text:span text:style-name="T181">,</text:span></text:p>
            <text:p text:style-name="P23"><text:span text:style-name="T181"><text:s text:c="20"/></text:span><text:span text:style-name="T181">],</text:span></text:p>
            <text:p text:style-name="P23"><text:span text:style-name="T181"><text:s text:c="16"/></text:span><text:span text:style-name="T181">],</text:span></text:p>
            <text:p text:style-name="P23"><text:span text:style-name="T181"><text:s text:c="12"/></text:span><text:span text:style-name="T181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E assim chegamos a esta tela:</text:span></text:p>
            <text:p text:style-name="P73"><text:span text:style-name="T185"/></text:p>
            <text:p text:style-name="P73"><text:span text:style-name="T18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F8576101769C34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/></text:p>
            <text:p text:style-name="P73"><text:span text:style-name="T166">Podemos incluir um método</text:span><text:span text:style-name="T186"> </text:span><text:span text:style-name="T167">indexAction</text:span><text:span text:style-name="T166"> no ControladorCarrinho, caso o usuário dê uma de esperto e digite a URL: </text:span><text:span text:style-name="T166"><text:a xlink:href="http://localhost:8000/lojasacme/carrinho" xlink:type="simple">http://localhost:8000/lojasacme/carrinho</text:a></text:span><text:span text:style-name="T166">.</text:span></text:p>
            <text:p text:style-name="P73"><text:span text:style-name="T166"/></text:p>
            <text:p text:style-name="P73"><text:span text:style-name="T166">Nós apenas redirecionamos ele para o método </text:span><text:span text:style-name="T167">comprarAction</text:span><text:span text:style-name="T166">, que simplesmente exibe o conteúdo do carrinho quando não recebe parâmetros. Essa é uma boa técnica quando não existir um </text:span><text:span text:style-name="T167">index.phtml</text:span><text:span text:style-name="T166"> para a URL em questão.</text:span></text:p>
            <text:p text:style-name="P73"><text:span text:style-name="T166"/></text:p>
            <text:p text:style-name="P73"><text:span text:style-name="T166"/></text:p>
            <text:p text:style-name="P73"><text:span text:style-name="T187"><text:s/></text:span><text:span text:style-name="T187"><text:tab/></text:span><text:span text:style-name="T187"><text:tab/></text:span><text:span text:style-name="T187">public function</text:span><text:span text:style-name="T164"> indexAction(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88">return</text:span><text:span text:style-name="T164"> $this-&gt;redirect('carrinho',['action'=&gt;'comprar']);</text:span></text:p>
            <text:p text:style-name="P73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>Vamos acrescentar uma linha à visão </text:span><text:span text:style-name="T167">index.phtml</text:span><text:span text:style-name="T166">, para que o cliente possa ver o conteúdo do carrinho sem ser obrigado a comprar um item:</text:span></text:p>
            <text:p text:style-name="P73"><text:span text:style-name="T166"/></text:p>
            <text:p text:style-name="P73"><text:span text:style-name="T166">&lt;a id="botao_comprar" href="&lt;?=$this-&gt;url('carrinho',['action'=&gt;'comprar']?&gt;"&gt;Comprar&lt;/a&gt;</text:span></text:p>
            <text:p text:style-name="P73"><text:span text:style-name="T166"/></text:p>
            <text:p text:style-name="P73"><text:span text:style-name="T166">Agora vamos criar as funcionalidades de remover e editar os itens do carrinho. Comecemos pela remoção. Na classe </text:span><text:span text:style-name="T186">AbstractActionController</text:span><text:span text:style-name="T166"> iremos criar o método </text:span><text:span text:style-name="T167">excluir</text:span><text:span text:style-name="T166">, de acordo com o link </text:span><text:span text:style-name="T167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89"/></text:p>
            <text:p text:style-name="P73"><text:span text:style-name="T189"/></text:p>
            <text:p text:style-name="P73"><text:span text:style-name="T189"/></text:p>
            <text:p text:style-name="P73"><text:span text:style-name="T189">/* Exclusão de itens do carrinho de compras */</text:span></text:p>
            <text:p text:style-name="P73"><text:span text:style-name="T189"/></text:p>
            <text:p text:style-name="P79"><text:span text:style-name="T190">public function</text:span><text:span text:style-name="T188"> </text:span><text:span text:style-name="T164">excluirAction()</text:span></text:p>
            <text:p text:style-name="P79"><text:span text:style-name="T164">{</text:span></text:p>
            <text:p text:style-name="P79"><text:span text:style-name="T191">$id</text:span><text:span text:style-name="T188"> </text:span><text:span text:style-name="T164">= (</text:span><text:span text:style-name="T190">int</text:span><text:span text:style-name="T164">)$this-&gt;params()-&gt;fromRoute(</text:span><text:span text:style-name="T192">'id'</text:span><text:span text:style-name="T164">);</text:span></text:p>
            <text:p text:style-name="P79"><text:span text:style-name="T190">if</text:span><text:span text:style-name="T188"> </text:span><text:span text:style-name="T164">(is_null(</text:span><text:span text:style-name="T191">$id</text:span><text:span text:style-name="T164">))</text:span></text:p>
            <text:p text:style-name="P79"><text:span text:style-name="T164">{</text:span></text:p>
            <text:p text:style-name="P79"><text:span text:style-name="T191">$this</text:span><text:span text:style-name="T193">-&gt;redirect(</text:span><text:span text:style-name="T192">'carrinho'</text:span><text:span text:style-name="T193">);</text:span></text:p>
            <text:p text:style-name="P79"><text:span text:style-name="T190">exit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/></text:p>
            <text:p text:style-name="P79"><text:span text:style-name="T164"/></text:p>
            <text:p text:style-name="P79"><text:span text:style-name="T164">foreach </text:span><text:span text:style-name="T189">($_SESSION[</text:span><text:span text:style-name="T192">'carrinho'</text:span><text:span text:style-name="T189">]</text:span><text:span text:style-name="T164"> </text:span><text:span text:style-name="T190">as</text:span><text:span text:style-name="T164"> </text:span><text:span text:style-name="T191">$chave</text:span><text:span text:style-name="T164"> </text:span><text:span text:style-name="T189">=&gt; </text:span><text:span text:style-name="T191">$produto</text:span><text:span text:style-name="T164">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if</text:span><text:span text:style-name="T164"> (</text:span><text:span text:style-name="T191">$produto</text:span><text:span text:style-name="T164">[</text:span><text:span text:style-name="T192">'id'</text:span><text:span text:style-name="T164">] == </text:span><text:span text:style-name="T191">$id</text:span><text:span text:style-name="T164">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unset</text:span><text:span text:style-name="T164">(</text:span><text:span text:style-name="T191">$_SESSION</text:span><text:span text:style-name="T164">[</text:span><text:span text:style-name="T192">'carrinho'</text:span><text:span text:style-name="T164">][</text:span><text:span text:style-name="T191">$chave</text:span><text:span text:style-name="T164">]);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break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}</text:span></text:p>
            <text:p text:style-name="P79"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<text:tab/></text:span><text:span text:style-name="T166">Agora, criaremos a visão para exibir um formulário onde o cliente poderá alterar a quantidade do produto selecionado. Em </text:span><text:span text:style-name="T167">views/principal</text:span><text:span text:style-name="T166"> criaremos o arquivo </text:span><text:span text:style-name="T167">editar.thtml</text:span><text:span text:style-name="T166">:</text:span></text:p>
            <text:p text:style-name="P79"><text:span text:style-name="T164"/></text:p>
            <text:p text:style-name="P79"><text:span text:style-name="T164">&lt;center&gt;</text:span></text:p>
            <text:p text:style-name="P79"><text:span text:style-name="T164">&lt;form action="/zend/acme/carrinho/alterar"</text:span></text:p>
            <text:p text:style-name="P79"><text:span text:style-name="T164">method="post"&gt;</text:span></text:p>
            <text:p text:style-name="P79"><text:span text:style-name="T164">&lt;?php</text:span></text:p>
            <text:p text:style-name="P79"><text:span text:style-name="T164">if (isset($this-&gt;produtoSelecionado['id']))</text:span></text:p>
            <text:p text:style-name="P79"><text:span text:style-name="T164">{</text:span></text:p>
            <text:p text:style-name="P79"><text:span text:style-name="T164">echo '&lt;b&gt;Produto: '.$this-</text:span></text:p>
            <text:p text:style-name="P79"><text:span text:style-name="T164">&gt;produtoSelecionado['nome'].'&lt;/b&gt;&lt;br/&gt;';</text:span></text:p>
            <text:p text:style-name="P79"><text:span text:style-name="T164">echo '&lt;b&gt;Preço: '.$this-</text:span></text:p>
            <text:p text:style-name="P79"><text:span text:style-name="T164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7">Quantidade:</text:span></text:p>
            <text:p text:style-name="P79"><text:span text:style-name="T164">&lt;input name="quantidade" value="&lt;?=$this &gt;produtoSelecionado['quantidade']?&gt;" id="nome"type="text"&gt;</text:span></text:p>
            <text:p text:style-name="P79"><text:span text:style-name="T164">&lt;input name="id" value="&lt;?=$this-&gt;produtoSelecionado['id']?&gt;" id="id"type="hidden"&gt;</text:span></text:p>
            <text:p text:style-name="P79"><text:span text:style-name="T164">&lt;?php</text:span></text:p>
            <text:p text:style-name="P79"><text:span text:style-name="T164">}</text:span></text:p>
            <text:p text:style-name="P79"><text:span text:style-name="T164">?&gt;</text:span></text:p>
            <text:p text:style-name="P79"><text:span text:style-name="T164">&lt;input type="submit" name="alterar"value="Alterar"/&gt;</text:span></text:p>
            <text:p text:style-name="P79"><text:span text:style-name="T164">&lt;/form&gt;</text:span></text:p>
            <text:p text:style-name="P79"><text:span text:style-name="T164">&lt;/center&gt;</text:span></text:p>
            <text:p text:style-name="P79"><text:span text:style-name="T164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Agora, na classe AbstractActionController, criaremos o método alterar, que responderá à requisição feita pelo formulário anterior:</text:span></text:p>
            <text:p text:style-name="P79"><text:span text:style-name="T166"/></text:p>
            <text:p text:style-name="P79"><text:span text:style-name="T194"><text:s/></text:span><text:span text:style-name="T194"><text:tab/></text:span><text:span text:style-name="T164"><text:tab/></text:span><text:span text:style-name="T195"><text:tab/></text:span><text:span text:style-name="T188">public function</text:span><text:span text:style-name="T164"> alterarAction(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89">/* Alteração de quantidade de um item do carrinho*/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91">$id</text:span><text:span text:style-name="T164"> = (</text:span><text:span text:style-name="T188">int</text:span><text:span text:style-name="T164">)$this→_request→getParam(</text:span><text:span text:style-name="T192">'id'</text:span><text:span text:style-name="T164">);</text:span></text:p>
            <text:p text:style-name="P79"><text:span text:style-name="T164"/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88">if</text:span><text:span text:style-name="T164"> (is_null(</text:span><text:span text:style-name="T191">$id</text:span><text:span text:style-name="T164">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91"><text:tab/></text:span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88">exit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/text:p>
            <text:p text:style-name="P79"><text:span text:style-name="T191">$quantidade</text:span><text:span text:style-name="T164"> = (</text:span><text:span text:style-name="T188">int</text:span><text:span text:style-name="T164">) </text:span><text:span text:style-name="T191">$this</text:span><text:span text:style-name="T164">-&gt;params()-&gt;fromRoute(</text:span><text:span text:style-name="T192">'quantidade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foreach</text:span><text:span text:style-name="T164"> (</text:span><text:span text:style-name="T191">$_SESSION</text:span><text:span text:style-name="T164">[</text:span><text:span text:style-name="T192">'carrinho'</text:span><text:span text:style-name="T164">] </text:span><text:span text:style-name="T188">as</text:span><text:span text:style-name="T164"> $chave =&gt; $produto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88"><text:tab/></text:span><text:span text:style-name="T188">if</text:span><text:span text:style-name="T164"> (</text:span><text:span text:style-name="T188">isset</text:span><text:span text:style-name="T164">(</text:span><text:span text:style-name="T191">$produto</text:span><text:span text:style-name="T164">[</text:span><text:span text:style-name="T192">'id'</text:span><text:span text:style-name="T164">]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88">If</text:span><text:span text:style-name="T164"> (</text:span><text:span text:style-name="T191">$produto</text:span><text:span text:style-name="T164">[</text:span><text:span text:style-name="T192">'id'</text:span><text:span text:style-name="T164">] == $id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91"><text:tab/></text:span><text:span text:style-name="T191"> </text:span><text:span text:style-name="T191">$_SESSION</text:span><text:span text:style-name="T164">['carrinho'][</text:span><text:span text:style-name="T191">$chave</text:span><text:span text:style-name="T164">][</text:span><text:span text:style-name="T192">'quantidade'</text:span><text:span text:style-name="T164">]= </text:span><text:span text:style-name="T191">$quantidade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<text:tab/></text:span><text:span text:style-name="T188">break;</text:span></text:p>
            <text:p text:style-name="P79"><text:span text:style-name="T164"><text:s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91"><text:tab/></text:span><text:span text:style-name="T191">$this</text:span><text:span text:style-name="T164">→_redirect(</text:span><text:span text:style-name="T192">'/carrinho/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Vamos testar as funcionalidades, comprando, alterando e removendo itens do carrinho.</text:span></text:p>
            <text:p text:style-name="P79"><text:span text:style-name="T166"><text:s/></text:span><text:span text:style-name="T166"><text:tab/></text:span><text:span text:style-name="T166"><text:tab/></text:span><text:span text:style-name="T166">Carregue a URL </text:span><text:span text:style-name="T192">http://localhost/zend/acme</text:span><text:span text:style-name="T166"> e execute essas operações.</text:span></text:p>
            <text:p text:style-name="P79"><text:span text:style-name="T166"><text:s/></text:span><text:span text:style-name="T166"><text:tab/></text:span><text:span text:style-name="T166"><text:tab/></text:span><text:span text:style-name="T166">Agora falta somente uma coisa: finalizar a compra e gravar o pedido. </text:span></text:p>
            <text:p text:style-name="P79"><text:span text:style-name="T166"><text:s/></text:span><text:span text:style-name="T166"><text:tab/></text:span><text:span text:style-name="T166"><text:tab/></text:span><text:span text:style-name="T166">Só que para fazer isso, o usuário tem de se identificar. E não podemos esquecer de que, se o usuário não existir, ele pode se cadastrar no ato da compra.</text:span></text:p>
            <text:p text:style-name="P79"><text:span text:style-name="T166">Já temos o link para o fechamento na visão </text:span><text:span text:style-name="T167">comprar.phtml</text:span><text:span text:style-name="T166">:</text:span></text:p>
            <text:p text:style-name="P79"><text:span text:style-name="T166"/></text:p>
            <text:p text:style-name="P79"><text:span text:style-name="T164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6">Agora criaremos na classe </text:span><text:span text:style-name="T197">AbstractActionController o </text:span><text:span text:style-name="T196">método </text:span><text:span text:style-name="T197">Fechar.</text:span></text:p>
            <text:p text:style-name="P79"><text:span text:style-name="T198"/></text:p>
            <text:p text:style-name="P79"><text:span text:style-name="T199"><text:s/></text:span><text:span text:style-name="T199"><text:tab/></text:span><text:span text:style-name="T199"><text:tab/></text:span><text:span text:style-name="T199">/* Fechamento da compra */</text:span></text:p>
            <text:p text:style-name="P79"><text:span text:style-name="T200"><text:s/></text:span><text:span text:style-name="T200"><text:tab/></text:span><text:span text:style-name="T200"><text:tab/></text:span><text:span text:style-name="T200">public function</text:span><text:span text:style-name="T201"> fecharAction()</text:span></text:p>
            <text:p text:style-name="P79"><text:span text:style-name="T201"><text:s/></text:span><text:span text:style-name="T201"><text:tab/></text:span><text:span text:style-name="T201"><text:tab/></text:span><text:span text:style-name="T201">{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if</text:span><text:span text:style-name="T201"> (!</text:span><text:span text:style-name="T200">isset</text:span><text:span text:style-name="T201">(</text:span><text:span text:style-name="T202">$_SESSION</text:span><text:span text:style-name="T201">['cliente']))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{</text:span></text:p>
            <text:p text:style-name="P79"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$this</text:span><text:span text:style-name="T201">-&gt;_redirect('/index/acessar');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<text:tab/></text:span><text:span text:style-name="T200">exit</text:span><text:span text:style-name="T201">;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}</text:span></text:p>
            <text:p text:style-name="P79"><text:span text:style-name="T20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3"/></text:p>
            <text:p text:style-name="P79"><text:span text:style-name="T201">$this-&gt;_response→setBody($viewModel-&gt;render(</text:span><text:span text:style-name="T204">'default.phtml'</text:span><text:span text:style-name="T201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5">Dá pra perceber que esse método vai exigir a criação de duas visões. Uma é </text:span><text:span text:style-name="T206">fechar.phtml</text:span><text:span text:style-name="T205">. Outra é </text:span><text:span text:style-name="T206">acessar.phtml. </text:span><text:span text:style-name="T205">Vamos começar pela tela de identificação do cliente. Só que antes, precisamos criar a tabela </text:span><text:span text:style-name="T207">usuarios</text:span><text:span text:style-name="T205"> no banco de dados, com os seguintes campos:</text:span></text:p>
            <text:p text:style-name="P79"><text:span text:style-name="T205"/></text:p>
            <text:p text:style-name="P79"><text:span text:style-name="T205"/></text:p>
            <text:list text:style-name="L4">
              <text:list-item>
                <text:p text:style-name="P79"><text:span text:style-name="T199">id</text:span><text:span text:style-name="T203"> : serial / (não nulo, chave única e chave primária)</text:span></text:p>
              </text:list-item>
              <text:list-item>
                <text:p text:style-name="P79"><text:span text:style-name="T199">cpf</text:span><text:span text:style-name="T203"> : text</text:span></text:p>
              </text:list-item>
              <text:list-item>
                <text:p text:style-name="P79"><text:span text:style-name="T199">email</text:span><text:span text:style-name="T203">: text</text:span></text:p>
              </text:list-item>
              <text:list-item>
                <text:p text:style-name="P79"><text:span text:style-name="T199">senha</text:span><text:span text:style-name="T203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8"> pageHeader.phtml </text:span><text:span text:style-name="T62">de:</text:span></text:p>
            <text:p><text:span text:style-name="T62"/></text:p>
            <text:p><text:span text:style-name="T62"/></text:p>
            <text:p><text:span text:style-name="T209">&lt;a href="./acessar" &gt;Acessa r&lt;/a&gt;&amp;nbsp;</text:span></text:p>
            <text:p><text:span text:style-name="T209">&lt;a href="./cadastrar" &gt;Cadastrar&lt;/a&gt;</text:span></text:p>
            <text:p><text:span text:style-name="T62"/></text:p>
            <text:p><text:span text:style-name="T62">Para</text:span></text:p>
            <text:p><text:span text:style-name="T209"/></text:p>
            <text:p><text:span text:style-name="T209">&lt;a href="/zend/acme/index/acessar" &gt;Acessar&lt;/a&gt; &amp;nbsp;</text:span></text:p>
            <text:p><text:span text:style-name="T209">&lt;a href="/zend/acme/index/cadastrar"&gt;Cadastrar&lt;/a&gt;</text:span></text:p>
            <text:p><text:span text:style-name="T209"/></text:p>
            <text:p><text:span text:style-name="T209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0">/* Identificação do cliente */</text:span></text:p>
            <text:p><text:span text:style-name="T211"><text:s/></text:span><text:span text:style-name="T211"><text:tab/></text:span><text:span text:style-name="T211">public function</text:span><text:span text:style-name="T212"> acessarAction()</text:span></text:p>
            <text:p><text:span text:style-name="T212">{</text:span></text:p>
            <text:p><text:span text:style-name="T213"><text:s/></text:span><text:span text:style-name="T213"><text:tab/></text:span><text:span text:style-name="T213">if </text:span><text:span text:style-name="T212">(</text:span><text:span text:style-name="T213">isset</text:span><text:span text:style-name="T212">(</text:span><text:span text:style-name="T214">$_SESSION</text:span><text:span text:style-name="T212">['</text:span><text:span text:style-name="T215">cliente'</text:span><text:span text:style-name="T212">]))</text:span></text:p>
            <text:p><text:span text:style-name="T212">{</text:span></text:p>
            <text:p><text:span text:style-name="T214"><text:s/></text:span><text:span text:style-name="T214"><text:tab/></text:span><text:span text:style-name="T214">$this</text:span><text:span text:style-name="T212">-&gt;_redirect(</text:span><text:span text:style-name="T215">'/carrinho/comprar'</text:span><text:span text:style-name="T212">);</text:span></text:p>
            <text:p><text:span text:style-name="T212">}</text:span></text:p>
            <text:p><text:span text:style-name="T212">}</text:span></text:p>
            <text:p><text:span text:style-name="T214"><text:s/></text:span><text:span text:style-name="T214"><text:tab/></text:span><text:span text:style-name="T214">$viewModel</text:span><text:span text:style-name="T212"> = Zend_Registry::get(</text:span><text:span text:style-name="T215">'view'</text:span><text:span text:style-name="T21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4"/></text:p>
            <text:p><text:span text:style-name="T209">$viewModel→assign('mensagem',isset($_SESSION['mensagem']) </text:span><text:span text:style-name="T212">?</text:span><text:span text:style-name="T214">$_SESSION</text:span><text:span text:style-name="T212">[</text:span><text:span text:style-name="T215">'mensagem'</text:span><text:span text:style-name="T212">] : '');</text:span></text:p>
            <text:p><text:span text:style-name="T214">$this</text:span><text:span text:style-name="T209">-&gt;response→setBody(</text:span><text:span text:style-name="T214">$viewModel</text:span><text:span text:style-name="T209">→render(</text:span><text:span text:style-name="T215">'default.phtml'</text:span><text:span text:style-name="T209">));</text:span></text:p>
            <text:p><text:span text:style-name="T209">}</text:span></text:p>
            <text:p><text:span text:style-name="T209"/></text:p>
            <text:p><text:span text:style-name="T209"/></text:p>
            <text:p><text:span text:style-name="T216"/></text:p>
            <text:p><text:span text:style-name="T216"/></text:p>
            <text:p><text:span text:style-name="T21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8">&lt;h3 id="warning"&gt;&lt;?=$this-&gt;mensagem?&gt;&lt;/h3&gt;</text:span></text:p>
            <text:p><text:span text:style-name="T218">&lt;center&gt;</text:span></text:p>
            <text:p><text:span text:style-name="T218">&lt;form action="/zend/acme/index/login" method="post"&gt;</text:span></text:p>
            <text:p><text:span text:style-name="T218">CPF:</text:span></text:p>
            <text:p><text:span text:style-name="T218">&lt;input name="cpf" value="" id="cpf" type="text"&gt;</text:span></text:p>
            <text:p><text:span text:style-name="T218">e-mail:</text:span></text:p>
            <text:p><text:span text:style-name="T218">&lt;input name="email" value="" id="email" type="text"&gt;</text:span></text:p>
            <text:p><text:span text:style-name="T218">senha:</text:span></text:p>
            <text:p><text:span text:style-name="T218">&lt;input name="senha" value="" id="senha" type="password"&gt;</text:span></text:p>
            <text:p><text:span text:style-name="T218">&lt;input type="submit" name="login" value="Login"/&gt;</text:span></text:p>
            <text:p><text:span text:style-name="T218">&lt;/form&gt;</text:span></text:p>
            <text:p><text:span text:style-name="T218">&lt;/center&gt;</text:span></text:p>
            <text:p><text:span text:style-name="T218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><text:s/></text:span><text:span text:style-name="T209"><text:tab/></text:span><text:span text:style-name="T216">Essa visão submete o formulário para o método login do IndexController. Vamos criá-lo:</text:span></text:p>
            <text:p><text:span text:style-name="T209"/></text:p>
            <text:p><text:span text:style-name="T209"/></text:p>
            <text:p><text:span text:style-name="T219"><text:s/></text:span><text:span text:style-name="T219"><text:tab/></text:span><text:span text:style-name="T219">/* Efetua o login do cliente */</text:span></text:p>
            <text:p><text:span text:style-name="T220"><text:s/></text:span><text:span text:style-name="T220"><text:tab/></text:span><text:span text:style-name="T220">public function</text:span><text:span text:style-name="T209"> loginAction()</text:span></text:p>
            <text:p><text:span text:style-name="T209">{</text:span></text:p>
            <text:p><text:span text:style-name="T214"><text:s/></text:span><text:span text:style-name="T214"><text:tab/></text:span><text:span text:style-name="T214">$cpf</text:span><text:span text:style-name="T209"> = </text:span><text:span text:style-name="T214">$this</text:span><text:span text:style-name="T164">-&gt;params()-&gt;fromRoute</text:span><text:span text:style-name="T209">(</text:span><text:span text:style-name="T215">'cpf'</text:span><text:span text:style-name="T209">);</text:span></text:p>
            <text:p><text:span text:style-name="T214"><text:s/></text:span><text:span text:style-name="T214"><text:tab/></text:span><text:span text:style-name="T214">$email</text:span><text:span text:style-name="T209"> = </text:span><text:span text:style-name="T214">$this</text:span><text:span text:style-name="T164">-&gt;params()-&gt;fromRoute</text:span><text:span text:style-name="T209">(</text:span><text:span text:style-name="T215">'email'</text:span><text:span text:style-name="T209">);</text:span></text:p>
            <text:p><text:span text:style-name="T214"><text:s/></text:span><text:span text:style-name="T214"><text:tab/></text:span><text:span text:style-name="T214">$senha</text:span><text:span text:style-name="T209"> = </text:span><text:span text:style-name="T214">$this</text:span><text:span text:style-name="T164">-&gt;params()-&gt;fromRoute</text:span><text:span text:style-name="T209">(</text:span><text:span text:style-name="T215">'senha'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/></text:p>
            <text:p><text:span text:style-name="T209"><text:s/></text:span><text:span text:style-name="T209"><text:tab/></text:span><text:span text:style-name="T213">if </text:span><text:span text:style-name="T209">(</text:span><text:span text:style-name="T214">$cpf</text:span><text:span text:style-name="T209">)</text:span></text:p>
            <text:p><text:span text:style-name="T209"><text:s/></text:span><text:span text:style-name="T209">{</text:span></text:p>
            <text:p><text:span text:style-name="T209"><text:s/></text:span><text:span text:style-name="T209"><text:tab/></text:span><text:span text:style-name="T214">$campo</text:span><text:span text:style-name="T209"> = </text:span><text:span text:style-name="T215">'cpf'</text:span><text:span text:style-name="T212">;</text:span></text:p>
            <text:p><text:span text:style-name="T209"><text:s/></text:span><text:span text:style-name="T209">}</text:span></text:p>
            <text:p><text:span text:style-name="T209"><text:s/></text:span><text:span text:style-name="T209"><text:tab/></text:span><text:span text:style-name="T213">else</text:span></text:p>
            <text:p><text:span text:style-name="T209"><text:s/></text:span><text:span text:style-name="T209">{</text:span></text:p>
            <text:p><text:span text:style-name="T209"><text:s/></text:span><text:span text:style-name="T209"><text:tab/></text:span><text:span text:style-name="T214">$campo</text:span><text:span text:style-name="T209"> = 'email';</text:span></text:p>
            <text:p><text:span text:style-name="T209"><text:s/></text:span><text:span text:style-name="T209">}</text:span></text:p>
            <text:p><text:span text:style-name="T209"><text:s/></text:span><text:span text:style-name="T209"><text:tab/></text:span><text:span text:style-name="T214">$where</text:span><text:span text:style-name="T209"> = </text:span><text:span text:style-name="T214">$table</text:span><text:span text:style-name="T209">-&gt;getAdapter()-&gt;quoteInto("</text:span><text:span text:style-name="T215">$campo = ?"</text:span><text:span text:style-name="T209">, </text:span><text:span text:style-name="T214">$cpf</text:span><text:span text:style-name="T209">);</text:span></text:p>
            <text:p><text:span text:style-name="T209"><text:s/></text:span><text:span text:style-name="T209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13"/></text:p>
            <text:p><text:span text:style-name="T213"><text:s/></text:span><text:span text:style-name="T213"><text:tab/></text:span><text:span text:style-name="T213">if</text:span><text:span text:style-name="T209"> (!</text:span><text:span text:style-name="T213">empty</text:span><text:span text:style-name="T209">(</text:span><text:span text:style-name="T214">$usuario</text:span><text:span text:style-name="T209">) &amp;&amp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[0]['senha'] == </text:span><text:span text:style-name="T214">$senha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'cliente'] = </text:span><text:span text:style-name="T214">$usuario</text:span><text:span text:style-name="T209">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$this</text:span><text:span text:style-name="T209">-&gt;_redirect('/carrinho');</text:span></text:p>
            <text:p><text:span text:style-name="T209">}</text:span></text:p>
            <text:p><text:span text:style-name="T213"><text:s/></text:span><text:span text:style-name="T213"><text:tab/></text:span><text:span text:style-name="T213">else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15">'mensagem'</text:span><text:span text:style-name="T209">] = </text:span><text:span text:style-name="T215">'Dados inválidos'</text:span><text:span text:style-name="T209">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acessar'</text:span><text:span text:style-name="T209">);</text:span></text:p>
            <text:p><text:span text:style-name="T209"><text:s/></text:span><text:span text:style-name="T209"><text:tab/></text:span><text:span text:style-name="T209">}</text:span></text:p>
            <text:p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6">Precisamos agora cadastrar um cliente. Vamos criar o método </text:span><text:span text:style-name="T221">cadastrar</text:span><text:span text:style-name="T216"> em </text:span><text:span text:style-name="T221">IndexController</text:span><text:span text:style-name="T216">. Ele só serve para exibir a visão correspondente, que criaremos em seguida:</text:span></text:p>
            <text:p><text:span text:style-name="T216"/></text:p>
            <text:p><text:span text:style-name="T219"><text:s/></text:span><text:span text:style-name="T219"><text:tab/></text:span><text:span text:style-name="T219"><text:tab/></text:span><text:span text:style-name="T219">/* Cadastramento do cliente */</text:span></text:p>
            <text:p><text:span text:style-name="T220"><text:s/></text:span><text:span text:style-name="T220"><text:tab/></text:span><text:span text:style-name="T220"><text:tab/></text:span><text:span text:style-name="T220">public function</text:span><text:span text:style-name="T209"> cadastrarAction()</text:span></text:p>
            <text:p><text:span text:style-name="T209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$viewModel</text:span></text:p>
            <text:p><text:span text:style-name="T209">&gt;assign(</text:span><text:span text:style-name="T215">'mensagem'</text:span><text:span text:style-name="T209">,</text:span><text:span text:style-name="T220">isset</text:span><text:span text:style-name="T209">(</text:span><text:span text:style-name="T214">$_SESSION</text:span><text:span text:style-name="T209">[</text:span><text:span text:style-name="T215">'mensagem'</text:span><text:span text:style-name="T209">]) ? </text:span><text:span text:style-name="T214">$_SESSION</text:span><text:span text:style-name="T209">[</text:span><text:span text:style-name="T215">'mensagem'</text:span><text:span text:style-name="T209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4"/></text:p>
            <text:p><text:span text:style-name="T214"><text:s/></text:span><text:span text:style-name="T214"><text:tab/></text:span><text:span text:style-name="T214">$_SESSION</text:span><text:span text:style-name="T209">[</text:span><text:span text:style-name="T215">'mensagem'</text:span><text:span text:style-name="T209">] = </text:span><text:span text:style-name="T215">''</text:span><text:span text:style-name="T209">;</text:span></text:p>
            <text:p><text:span text:style-name="T209">}</text:span></text:p>
            <text:p><text:span text:style-name="T216"/></text:p>
            <text:p><text:span text:style-name="T216"/></text:p>
            <text:p><text:span text:style-name="T216"/></text:p>
            <text:p><text:span text:style-name="T221">Em seguida, vamos criar a visão </text:span><text:span text:style-name="T216">cadastrar.phtml </text:span><text:span text:style-name="T221">em </text:span><text:span text:style-name="T21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>&lt;h2 id="warning"&gt;&lt;?=$this-&gt;mensagem?&gt;&lt;/h2&gt;</text:span></text:p>
            <text:p><text:span text:style-name="T209">&lt;center&gt;</text:span></text:p>
            <text:p><text:span text:style-name="T209">&lt;form action="/zend/acme/index/gravarCliente"</text:span></text:p>
            <text:p><text:span text:style-name="T209">method="post"&gt;</text:span></text:p>
            <text:p><text:span text:style-name="T209">CPF:</text:span></text:p>
            <text:p><text:span text:style-name="T209">&lt;input name="cpf" value="" id="cpf"</text:span></text:p>
            <text:p><text:span text:style-name="T209">type="text"&gt;</text:span></text:p>
            <text:p><text:span text:style-name="T209">e-mail:</text:span></text:p>
            <text:p><text:span text:style-name="T209">&lt;input name="email" value="" id="email"</text:span></text:p>
            <text:p><text:span text:style-name="T209">type="text"&gt;</text:span></text:p>
            <text:p><text:span text:style-name="T209">senha:</text:span></text:p>
            <text:p><text:span text:style-name="T209">&lt;input name="senha" value="" id="senha"</text:span></text:p>
            <text:p><text:span text:style-name="T209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/></text:p>
            <text:p><text:span text:style-name="T209">Confirme a senha:</text:span></text:p>
            <text:p><text:span text:style-name="T209">&lt;input name="senha2" value="" id="senha2"</text:span></text:p>
            <text:p><text:span text:style-name="T209">type="password"&gt;</text:span></text:p>
            <text:p><text:span text:style-name="T209">&lt;input type="submit" name="cadastrar"</text:span></text:p>
            <text:p><text:span text:style-name="T209">value="Cadastrar"/&gt;</text:span></text:p>
            <text:p><text:span text:style-name="T209">&lt;/form&gt;</text:span></text:p>
            <text:p><text:span text:style-name="T209">&lt;/center&gt;</text:span></text:p>
            <text:p><text:span text:style-name="T20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22">Como pode se ver, esse formulário submete os dados para a ação </text:span><text:span text:style-name="T223">gravarCliente</text:span><text:span text:style-name="T222">. Temos de implementar esse método na classe </text:span><text:span text:style-name="T223">IndexController</text:span><text:span text:style-name="T222">:</text:span></text:p>
            <text:p><text:span text:style-name="T224"/></text:p>
            <text:p><text:span text:style-name="T224"/></text:p>
            <text:p><text:span text:style-name="T161"><text:s/></text:span><text:span text:style-name="T161"><text:tab/></text:span><text:span text:style-name="T225">/* Persistência dos dados do cliente */</text:span></text:p>
            <text:p><text:span text:style-name="T161"><text:s/></text:span><text:span text:style-name="T161"><text:tab/></text:span><text:span text:style-name="T226">public function</text:span><text:span text:style-name="T161"> gravarClienteAction()</text:span></text:p>
            <text:p><text:span text:style-name="T161">{</text:span></text:p>
            <text:p><text:span text:style-name="T160"><text:s/></text:span><text:span text:style-name="T160"><text:tab/></text:span><text:span text:style-name="T160"><text:tab/></text:span><text:span text:style-name="T160">$cpf</text:span><text:span text:style-name="T161"> = $this</text:span><text:span text:style-name="T227">-&gt;params()-&gt;fromRoute</text:span><text:span text:style-name="T161">('cpf');</text:span></text:p>
            <text:p><text:span text:style-name="T218"/></text:p>
            <text:p><text:span text:style-name="T160"><text:s/></text:span><text:span text:style-name="T160"><text:tab/></text:span><text:span text:style-name="T160"><text:tab/></text:span><text:span text:style-name="T160">$email</text:span><text:span text:style-name="T161"> = $this</text:span><text:span text:style-name="T227">-&gt;params()-&gt;fromRoute</text:span><text:span text:style-name="T228">'email'</text:span><text:span text:style-name="T161">);</text:span></text:p>
            <text:p><text:span text:style-name="T229"/></text:p>
            <text:p><text:span text:style-name="T160"><text:s/></text:span><text:span text:style-name="T160"><text:tab/></text:span><text:span text:style-name="T160"><text:tab/></text:span><text:span text:style-name="T160">$senha</text:span><text:span text:style-name="T161"> = $this</text:span><text:span text:style-name="T227">-&gt;params()-&gt;fromRoute</text:span><text:span text:style-name="T161">(</text:span><text:span text:style-name="T228">'senha'</text:span><text:span text:style-name="T161">);</text:span></text:p>
            <text:p><text:span text:style-name="T229"/></text:p>
            <text:p><text:span text:style-name="T160"><text:s/></text:span><text:span text:style-name="T160"><text:tab/></text:span><text:span text:style-name="T160"><text:tab/></text:span><text:span text:style-name="T160">$senha2</text:span><text:span text:style-name="T161"> = $this</text:span><text:span text:style-name="T227">-&gt;params()-&gt;fromRoute</text:span><text:span text:style-name="T161">(</text:span><text:span text:style-name="T228">'senha2'</text:span><text:span text:style-name="T16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/></text:p>
            <text:p><text:span text:style-name="T230"/></text:p>
            <text:p><text:span text:style-name="T230"><text:s/></text:span><text:span text:style-name="T230"><text:tab/></text:span><text:span text:style-name="T230">if</text:span><text:span text:style-name="T209"> (</text:span><text:span text:style-name="T214">$senha</text:span><text:span text:style-name="T209"> != </text:span><text:span text:style-name="T214">$senha2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31">'mensagem'</text:span><text:span text:style-name="T209">] = </text:span><text:span text:style-name="T231">'Dados inválidos</text:span><text:span text:style-name="T212">'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cadastrar'</text:span><text:span text:style-name="T209">);</text:span></text:p>
            <text:p><text:span text:style-name="T230"><text:s/></text:span><text:span text:style-name="T230"><text:tab/></text:span><text:span text:style-name="T230">exit;</text:span></text:p>
            <text:p><text:span text:style-name="T209">}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09"> = </text:span><text:span text:style-name="T230">new</text:span><text:span text:style-name="T209"> Usuari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09"> = $table→getAdapter()→quoteInto('cpf</text:span><text:span text:style-name="T215"> = ?</text:span><text:span text:style-name="T209">', </text:span><text:span text:style-name="T214">$cpf</text:span><text:span text:style-name="T209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  <text:p><text:span text:style-name="T214"><text:s/></text:span><text:span text:style-name="T214"><text:tab/></text:span><text:span text:style-name="T214"><text:tab/></text:span><text:span text:style-name="T214">$cpfExiste</text:span><text:span text:style-name="T209"> = !</text:span><text:span text:style-name="T230">empty</text:span><text:span text:style-name="T209">(</text:span><text:span text:style-name="T214">$usuario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/></text:p>
            <text:p><text:span text:style-name="T230"/></text:p>
            <text:p><text:span text:style-name="T230"><text:s/></text:span><text:span text:style-name="T230"><text:tab/></text:span><text:span text:style-name="T230">if</text:span><text:span text:style-name="T209"> (</text:span><text:span text:style-name="T214">$senha</text:span><text:span text:style-name="T209"> != </text:span><text:span text:style-name="T214">$senha2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31">'mensagem'</text:span><text:span text:style-name="T209">] = </text:span><text:span text:style-name="T231">'Dados inválidos</text:span><text:span text:style-name="T212">'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cadastrar'</text:span><text:span text:style-name="T209">);</text:span></text:p>
            <text:p><text:span text:style-name="T230"><text:s/></text:span><text:span text:style-name="T230"><text:tab/></text:span><text:span text:style-name="T230">exit;</text:span></text:p>
            <text:p><text:span text:style-name="T209">}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09"> = </text:span><text:span text:style-name="T230">new</text:span><text:span text:style-name="T209"> Usuari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09"> = $table→getAdapter()→quoteInto('cpf</text:span><text:span text:style-name="T215"> = ?</text:span><text:span text:style-name="T209">', </text:span><text:span text:style-name="T214">$cpf</text:span><text:span text:style-name="T209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  <text:p><text:span text:style-name="T214"><text:s/></text:span><text:span text:style-name="T214"><text:tab/></text:span><text:span text:style-name="T214"><text:tab/></text:span><text:span text:style-name="T214">$cpfExiste</text:span><text:span text:style-name="T209"> = !</text:span><text:span text:style-name="T230">empty</text:span><text:span text:style-name="T209">(</text:span><text:span text:style-name="T214">$usuario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><text:s/></text:span><text:span text:style-name="T230"><text:tab/></text:span><text:span text:style-name="T230">if</text:span><text:span text:style-name="T212"> (</text:span><text:span text:style-name="T214">$cpfExiste</text:span><text:span text:style-name="T212">)</text:span></text:p>
            <text:p><text:span text:style-name="T212">{</text:span></text:p>
            <text:p><text:span text:style-name="T212"><text:s/></text:span><text:span text:style-name="T212"><text:tab/></text:span><text:span text:style-name="T212"><text:tab/></text:span><text:span text:style-name="T214">$_SESSION</text:span><text:span text:style-name="T212">[</text:span><text:span text:style-name="T215">'mensagem'</text:span><text:span text:style-name="T212">] = </text:span><text:span text:style-name="T215">'CPF já cadastrado'</text:span><text:span text:style-name="T212">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12">-&gt;_redirect('/index/cadastrar');</text:span></text:p>
            <text:p><text:span text:style-name="T230"><text:s/></text:span><text:span text:style-name="T230"><text:tab/></text:span><text:span text:style-name="T230">exit</text:span><text:span text:style-name="T212">;</text:span></text:p>
            <text:p><text:span text:style-name="T212">}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email = ?'</text:span><text:span text:style-name="T212">, </text:span><text:span text:style-name="T214">$email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12"> = </text:span><text:span text:style-name="T214">$table</text:span><text:span text:style-name="T212">-&gt;fetchAll(</text:span><text:span text:style-name="T214">$where</text:span><text:span text:style-name="T212">)-&gt;toArray();</text:span></text:p>
            <text:p><text:span text:style-name="T214"><text:s/></text:span><text:span text:style-name="T214"><text:tab/></text:span><text:span text:style-name="T214"><text:tab/></text:span><text:span text:style-name="T214">$emailExiste</text:span><text:span text:style-name="T212"> = !</text:span><text:span text:style-name="T230">empty</text:span><text:span text:style-name="T212">(</text:span><text:span text:style-name="T214">$usuario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>if</text:span><text:span text:style-name="T212"> (</text:span><text:span text:style-name="T214">$emailExiste</text:span><text:span text:style-name="T212">)</text:span></text:p>
            <text:p><text:span text:style-name="T212">{</text:span></text:p>
            <text:p><text:span text:style-name="T214">$_SESSION</text:span><text:span text:style-name="T212">[</text:span><text:span text:style-name="T215">'mensagem'</text:span><text:span text:style-name="T212">] = '</text:span><text:span text:style-name="T215">E-mail já cadastrado'</text:span><text:span text:style-name="T212">;</text:span></text:p>
            <text:p><text:span text:style-name="T214">$this</text:span><text:span text:style-name="T212">-&gt;_redirect(</text:span><text:span text:style-name="T215">'/index/cadastrar'</text:span><text:span text:style-name="T212">);</text:span></text:p>
            <text:p><text:span text:style-name="T230">exit</text:span><text:span text:style-name="T212">;</text:span></text:p>
            <text:p><text:span text:style-name="T212">}</text:span></text:p>
            <text:p><text:span text:style-name="T214">$dados</text:span><text:span text:style-name="T212"> = array(</text:span><text:span text:style-name="T215">'cpf'</text:span><text:span text:style-name="T212">=&gt;</text:span><text:span text:style-name="T214">$cpf</text:span><text:span text:style-name="T212">,</text:span><text:span text:style-name="T215">'email'</text:span><text:span text:style-name="T212">=&gt;</text:span><text:span text:style-name="T214">$email</text:span><text:span text:style-name="T212">,</text:span><text:span text:style-name="T215">'senha'</text:span><text:span text:style-name="T212">=&gt;</text:span><text:span text:style-name="T214">$senha</text:span><text:span text:style-name="T212">);</text:span></text:p>
            <text:p><text:span text:style-name="T214">$table</text:span><text:span text:style-name="T212">-&gt;insert(</text:span><text:span text:style-name="T214">$dados</text:span><text:span text:style-name="T212">);</text:span></text:p>
            <text:p><text:span text:style-name="T214">$this</text:span><text:span text:style-name="T212">-&gt;_redirect(</text:span><text:span text:style-name="T215">'/index/acessar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2">Precisamos agora colocar uma identificação visual que indique que o cliente está identificado.</text:span></text:p>
            <text:p><text:span text:style-name="T232">No arquivo </text:span><text:span text:style-name="T221">pageHeader.phtml</text:span><text:span text:style-name="T232">, incluiremos um bloco de código no </text:span><text:span text:style-name="T233">primeiro</text:span><text:span text:style-name="T232"> trecho em PHP </text:span><text:span text:style-name="T233">antes do código HTML</text:span><text:span text:style-name="T232">:</text:span></text:p>
            <text:p><text:span text:style-name="T212"/></text:p>
            <text:p><text:span text:style-name="T212"><text:s/></text:span><text:span text:style-name="T212"><text:tab/></text:span><text:span text:style-name="T212">if (!isset($_SESSION['cliente']))</text:span></text:p>
            <text:p><text:span text:style-name="T212">{ $cpf = ''; }</text:span></text:p>
            <text:p><text:span text:style-name="T212"><text:s/></text:span><text:span text:style-name="T212"><text:tab/></text:span><text:span text:style-name="T212">else</text:span></text:p>
            <text:p><text:span text:style-name="T212">{</text:span></text:p>
            <text:p><text:span text:style-name="T212"><text:s/></text:span><text:span text:style-name="T212"><text:tab/></text:span><text:span text:style-name="T212"><text:tab/></text:span><text:span text:style-name="T212">$cliente = $_SESSION['cliente'];</text:span></text:p>
            <text:p><text:span text:style-name="T212"><text:s/></text:span><text:span text:style-name="T212"><text:tab/></text:span><text:span text:style-name="T212"><text:tab/></text:span><text:span text:style-name="T212">$cpf = $cliente['cpf']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4">Perceba que os links Acessar e Cadastrar não fazem sentido se o usuário já se identificou. Então temos que trocá-los por um outro link, chamado Sair:</text:span></text:p>
            <text:p><text:span text:style-name="T235"/></text:p>
            <text:p><text:span text:style-name="T236">&lt;?php</text:span></text:p>
            <text:p><text:span text:style-name="T236">if ($cpf=='')</text:span></text:p>
            <text:p><text:span text:style-name="T236">{</text:span></text:p>
            <text:p><text:span text:style-name="T236">?&gt;</text:span></text:p>
            <text:p><text:span text:style-name="T236">&lt;a href="/zend/acme/index/acessar" &gt;Acessar&lt;/a&gt;&amp;nbsp;</text:span></text:p>
            <text:p><text:span text:style-name="T236">&lt;a href="/zend/acme/index/cadastrar" &gt;Cadastrar&lt;/a&gt;</text:span></text:p>
            <text:p><text:span text:style-name="T236">&lt;?php</text:span></text:p>
            <text:p><text:span text:style-name="T236">}</text:span></text:p>
            <text:p><text:span text:style-name="T236">else</text:span></text:p>
            <text:p><text:span text:style-name="T236">{</text:span></text:p>
            <text:p><text:span text:style-name="T236">?&gt;</text:span></text:p>
            <text:p><text:span text:style-name="T236">&lt;a href="/zend/acme/index/logout" &gt;Sair&lt;/a&gt;</text:span></text:p>
            <text:p><text:span text:style-name="T236">&lt;?php</text:span></text:p>
            <text:p><text:span text:style-name="T236">}</text:span></text:p>
            <text:p><text:span text:style-name="T23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 seremos obrigado a criar o método logout na classe IndexController:</text:span></text:p>
            <text:p><text:span text:style-name="T232"/></text:p>
            <text:p><text:span text:style-name="T237">/* Encerra a sessão do cliente, destruindo o </text:span><text:span text:style-name="T237"><text:tab/></text:span><text:span text:style-name="T237">carrinho */</text:span></text:p>
            <text:p><text:span text:style-name="T230">public function</text:span><text:span text:style-name="T212"> logoutAction()</text:span></text:p>
            <text:p><text:span text:style-name="T212">{</text:span></text:p>
            <text:p><text:span text:style-name="T237">/* Mata todas as variáveis de sessão */</text:span></text:p>
            <text:p><text:span text:style-name="T214">$_SESSION</text:span><text:span text:style-name="T212"> = </text:span><text:span text:style-name="T230">array</text:span><text:span text:style-name="T212">();</text:span></text:p>
            <text:p><text:span text:style-name="T237">/* Apaga o cookie de sessão */</text:span></text:p>
            <text:p><text:span text:style-name="T230">if</text:span><text:span text:style-name="T212"> (</text:span><text:span text:style-name="T230">isset</text:span><text:span text:style-name="T212">($_COOKIE[session_name()])) {setcookie(session_name(), '', time()-42000, </text:span><text:span text:style-name="T215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 seremos obrigado a criar o método logout na classe IndexController:</text:span></text:p>
            <text:p><text:span text:style-name="T232"/></text:p>
            <text:p><text:span text:style-name="T237">/* Encerra a sessão do cliente, destruindo o </text:span><text:span text:style-name="T237"><text:tab/></text:span><text:span text:style-name="T237">carrinho */</text:span></text:p>
            <text:p><text:span text:style-name="T230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4">$_SESSION</text:span><text:span text:style-name="T212"> = </text:span><text:span text:style-name="T230">array</text:span><text:span text:style-name="T212">();</text:span></text:p>
            <text:p><text:span text:style-name="T212">/* Apaga o cookie de sessão */</text:span></text:p>
            <text:p><text:span text:style-name="T230">if</text:span><text:span text:style-name="T212"> (</text:span><text:span text:style-name="T230">isset</text:span><text:span text:style-name="T212">($_COOKIE[session_name()])) {setcookie(session_name(), '', time()-42000, </text:span><text:span text:style-name="T215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Agora seremos obrigado a criar o método logout na classe IndexController:</text:span></text:p>
            <text:p><text:span text:style-name="T238"/></text:p>
            <text:p><text:span text:style-name="T239">/* Encerra a sessão do cliente, destruindo o </text:span><text:span text:style-name="T239"><text:tab/></text:span><text:span text:style-name="T239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40">'/'</text:span><text:span text:style-name="T138">);</text:span></text:p>
            <text:p><text:span text:style-name="T138">}</text:span></text:p>
            <text:p><text:span text:style-name="T241">/* Destrói a sessão. */</text:span></text:p>
            <text:p><text:span text:style-name="T242">session_destroy</text:span><text:span text:style-name="T138">();</text:span></text:p>
            <text:p><text:span text:style-name="T243">$this</text:span><text:span text:style-name="T138">-&gt;_redirect(</text:span><text:span text:style-name="T240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Finalmente, vamos retornar para o fechamento da compra e finalizá-lo. Vamos criar o arquivo de visão </text:span><text:span text:style-name="T221">fechar.phtml</text:span><text:span text:style-name="T232">:</text:span></text:p>
            <text:p><text:span text:style-name="T232"/></text:p>
            <text:p><text:span text:style-name="T212">&lt;center&gt;</text:span></text:p>
            <text:p><text:span text:style-name="T212">&lt;form action="/zend/acme/carrinho/gravarCompra" method="post"&gt;</text:span></text:p>
            <text:p><text:span text:style-name="T212">&lt;h2&gt;Forma de pagamento:&lt;/h2&gt;</text:span></text:p>
            <text:p><text:span text:style-name="T212">&lt;?=$this-&gt;escape('Boleto Bancário')?&gt;</text:span></text:p>
            <text:p><text:span text:style-name="T212">&lt;input name="formaPagamento" value="boleto" id="formaPagamento" type="radio"/&gt;</text:span></text:p>
            <text:p><text:span text:style-name="T212">&lt;?=$this-&gt;escape('Cartão de Crédito')?&gt;</text:span></text:p>
            <text:p><text:span text:style-name="T212">&lt;input name="formaPagamento" value="cartao" id="formaPagamento" type="radio"/&gt;</text:span></text:p>
            <text:p><text:span text:style-name="T212">&lt;input type="submit" name="gravar" value="Gravar"/&gt;</text:span></text:p>
            <text:p><text:span text:style-name="T212">&lt;/form&gt;</text:span></text:p>
            <text:p><text:span text:style-name="T212">&lt;/center&gt;</text:span></text:p>
            <text:p><text:span text:style-name="T21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, faremos o método </text:span><text:span text:style-name="T221">gravarCompra</text:span><text:span text:style-name="T232">, que efetivamente fecha o pedido.</text:span></text:p>
            <text:p><text:span text:style-name="T232">O pedido de compra será armazenado em uma tabela chamada </text:span><text:span text:style-name="T233">pedidos</text:span><text:span text:style-name="T232">. Os itens do pedido serão guardados em uma tabela chamada </text:span><text:span text:style-name="T233">itens</text:span><text:span text:style-name="T232">.</text:span></text:p>
            <text:p><text:span text:style-name="T232">A tabela</text:span><text:span text:style-name="T233"> pedidos</text:span><text:span text:style-name="T232"> terá os seguintes campos:</text:span></text:p>
            <text:p><text:span text:style-name="T232"/></text:p>
            <text:p><text:span text:style-name="T232">➔</text:span><text:span text:style-name="T244">id</text:span><text:span text:style-name="T232"> : serial / (não nulo, chave única e chave primária)</text:span></text:p>
            <text:p><text:span text:style-name="T232">➔</text:span><text:span text:style-name="T244"> </text:span><text:span text:style-name="T244">codigo</text:span><text:span text:style-name="T245"> </text:span><text:span text:style-name="T232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34">A tabela </text:span><text:span text:style-name="T246">itens</text:span><text:span text:style-name="T234"> terá os seguintes campos:</text:span></text:p>
            <text:p><text:span text:style-name="T234">➔</text:span><text:span text:style-name="T246">id</text:span><text:span text:style-name="T234"> : serial / (não nulo, chave única e chave primária)</text:span></text:p>
            <text:p><text:span text:style-name="T234">➔</text:span><text:span text:style-name="T246"> </text:span><text:span text:style-name="T246">pedido_id</text:span><text:span text:style-name="T234"> : integer</text:span></text:p>
            <text:p><text:span text:style-name="T234">➔ </text:span><text:span text:style-name="T246">produto_id</text:span><text:span text:style-name="T234">: integer</text:span></text:p>
            <text:p><text:span text:style-name="T234">➔ </text:span><text:span text:style-name="T246">valor</text:span><text:span text:style-name="T234">: money</text:span></text:p>
            <text:p><text:span text:style-name="T234">➔ </text:span><text:span text:style-name="T246">quantidade</text:span><text:span text:style-name="T234">: integer</text:span></text:p>
            <text:p><text:span text:style-name="T234"/></text:p>
            <text:p><text:span text:style-name="T234">Vamos ignorar a gravação da forma de pagamento.</text:span></text:p>
            <text:p><text:span text:style-name="T234">Bem, agora sim, vamos construir o método </text:span><text:span text:style-name="T247">gravarCompra</text:span><text:span text:style-name="T234">:</text:span></text:p>
            <text:p><text:span text:style-name="T248"/></text:p>
            <text:p><text:span text:style-name="T248">/* Grava o pedido de compra */</text:span></text:p>
            <text:p><text:span text:style-name="T249">public function</text:span><text:span text:style-name="T236"> gravarCompra()</text:span></text:p>
            <text:p><text:span text:style-name="T236">{</text:span></text:p>
            <text:p><text:span text:style-name="T250">$formaEscolhida</text:span><text:span text:style-name="T236"> = </text:span><text:span text:style-name="T250">$this</text:span><text:span text:style-name="T251">-&gt;params()</text:span><text:span text:style-name="T236">(</text:span><text:span text:style-name="T252">'formaPagamento'</text:span><text:span text:style-name="T236">);</text:span></text:p>
            <text:p><text:span text:style-name="T250">$formasPagamento</text:span><text:span text:style-name="T236"> = </text:span><text:span text:style-name="T253">array</text:span><text:span text:style-name="T236">(</text:span><text:span text:style-name="T254">'boleto'=&gt;'Boleto</text:span></text:p>
            <text:p><text:span text:style-name="T254">Bancário','cartao'=&gt;'Cartão de Crédito'</text:span><text:span text:style-name="T236">);</text:span></text:p>
            <text:p><text:span text:style-name="T250">$codigo</text:span><text:span text:style-name="T236"> = </text:span><text:span text:style-name="T255">mt_rand</text:span><text:span text:style-name="T236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56"/></text:p>
            <text:p><text:span text:style-name="T256"/></text:p>
            <text:p><text:span text:style-name="T256"><text:s/></text:span><text:span text:style-name="T256"><text:tab/></text:span><text:span text:style-name="T256"><text:tab/></text:span><text:span text:style-name="T256">$pedido</text:span><text:span text:style-name="T257"> = </text:span><text:span text:style-name="T258">new Pedidos();</text:span></text:p>
            <text:p><text:span text:style-name="T256"><text:s/></text:span><text:span text:style-name="T256"><text:tab/></text:span><text:span text:style-name="T256"><text:tab/></text:span><text:span text:style-name="T256">$idPedido</text:span><text:span text:style-name="T257"> = </text:span><text:span text:style-name="T256">$pedido</text:span><text:span text:style-name="T258">-&gt;insert(array</text:span><text:span text:style-name="T257">(</text:span><text:span text:style-name="T259">'codigo'</text:span><text:span text:style-name="T258">=&gt;</text:span><text:span text:style-name="T256">$codigo</text:span><text:span text:style-name="T257">));</text:span></text:p>
            <text:p><text:span text:style-name="T256"><text:s/></text:span><text:span text:style-name="T256"><text:tab/></text:span><text:span text:style-name="T256"><text:tab/></text:span><text:span text:style-name="T256">$itens</text:span><text:span text:style-name="T257"> = </text:span><text:span text:style-name="T258">$_SESSION</text:span><text:span text:style-name="T257">[</text:span><text:span text:style-name="T259">'carrinho'</text:span><text:span text:style-name="T257">];</text:span></text:p>
            <text:p><text:span text:style-name="T258"><text:s/></text:span><text:span text:style-name="T258"><text:tab/></text:span><text:span text:style-name="T258">foreach</text:span><text:span text:style-name="T257"> (</text:span><text:span text:style-name="T256">$itens</text:span><text:span text:style-name="T257"> </text:span><text:span text:style-name="T258">as</text:span><text:span text:style-name="T257"> </text:span><text:span text:style-name="T256">$item</text:span><text:span text:style-name="T257">)</text:span></text:p>
            <text:p><text:span text:style-name="T257">{</text:span></text:p>
            <text:p><text:span text:style-name="T256"><text:s/></text:span><text:span text:style-name="T256"><text:tab/></text:span><text:span text:style-name="T256"><text:tab/></text:span><text:span text:style-name="T256">$dados</text:span><text:span text:style-name="T257"> = array(</text:span><text:span text:style-name="T259">'pedido_id'</text:span><text:span text:style-name="T257">=&gt;</text:span><text:span text:style-name="T256">$idPedido</text:span><text:span text:style-name="T257">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produto_id'</text:span><text:span text:style-name="T257">=&gt;</text:span><text:span text:style-name="T256">$item</text:span><text:span text:style-name="T257">[</text:span><text:span text:style-name="T259">'id'</text:span><text:span text:style-name="T257">]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valor'</text:span><text:span text:style-name="T257">=&gt;</text:span><text:span text:style-name="T256">$item</text:span><text:span text:style-name="T257">[</text:span><text:span text:style-name="T259">'valor'</text:span><text:span text:style-name="T257">]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quantidade'</text:span><text:span text:style-name="T257">=&gt;</text:span><text:span text:style-name="T256">$item</text:span><text:span text:style-name="T257">[</text:span><text:span text:style-name="T259">'quantidade'</text:span><text:span text:style-name="T257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$novoItem</text:span><text:span text:style-name="T212"> = </text:span><text:span text:style-name="T230">new</text:span><text:span text:style-name="T212"> </text:span><text:span text:style-name="T215">Itens();</text:span></text:p>
            <text:p><text:span text:style-name="T214"><text:s/></text:span><text:span text:style-name="T214"><text:tab/></text:span><text:span text:style-name="T214">$novoItem</text:span><text:span text:style-name="T215">-&gt;insert</text:span><text:span text:style-name="T212">(</text:span><text:span text:style-name="T214">$dados</text:span><text:span text:style-name="T212">);</text:span></text:p>
            <text:p><text:span text:style-name="T212">}</text:span></text:p>
            <text:p><text:span text:style-name="T230">unset</text:span><text:span text:style-name="T212">(</text:span><text:span text:style-name="T214">$_SESSION</text:span><text:span text:style-name="T212">[</text:span><text:span text:style-name="T215">'carrinho'</text:span><text:span text:style-name="T212">]);</text:span></text:p>
            <text:p><text:span text:style-name="T214"><text:s/></text:span><text:span text:style-name="T214"><text:tab/></text:span><text:span text:style-name="T214"><text:tab/></text:span><text:span text:style-name="T214">$mensagem</text:span><text:span text:style-name="T212"> = </text:span><text:span text:style-name="T215">"O pedido</text:span><text:span text:style-name="T212"> </text:span><text:span text:style-name="T214">$codigo</text:span><text:span text:style-name="T212"> </text:span><text:span text:style-name="T215">pago com <text:s/></text:span><text:span text:style-name="T215"><text:tab/></text:span><text:span text:style-name="T215"><text:tab/></text:span><text:span text:style-name="T215"><text:tab/>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2">{</text:span><text:span text:style-name="T214">$formasPagamento</text:span><text:span text:style-name="T212">[</text:span><text:span text:style-name="T214">$formaEscolhida</text:span><text:span text:style-name="T212">]} </text:span><text:span text:style-name="T215">foi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finalizado com sucesso"</text:span><text:span text:style-name="T212">;</text:span></text:p>
            <text:p><text:span text:style-name="T260"><text:s/></text:span><text:span text:style-name="T260"><text:tab/></text:span><text:span text:style-name="T260"><text:tab/></text:span><text:span text:style-name="T260">$viewModel</text:span><text:span text:style-name="T212">-&gt;mensagem=$mensagem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E, para finalizar, vamos criar a visão que exibe a mensagem com o número do pedido. Em </text:span><text:span text:style-name="T221">views/scripts</text:span><text:span text:style-name="T232">, crie o arquivo </text:span><text:span text:style-name="T221">gravarCompra.phtml</text:span><text:span text:style-name="T232">. Aqui vai ter um problema. Em views/scripts/carrinho o arquivo continente terá de se chamar </text:span><text:span text:style-name="T221">gravarcompra.phtml.</text:span></text:p>
            <text:p><text:span text:style-name="T221"/></text:p>
            <text:p><text:span text:style-name="T212">&lt;h3 id="warning"&gt;&lt;?=$this-&gt;mensagem?&gt;&lt;/h3&gt;</text:span></text:p>
            <text:p><text:span text:style-name="T212">&lt;a href="/zend/acme/"&gt;Página inicial&lt;/a&gt;</text:span></text:p>
            <text:p><text:span text:style-name="T212"/></text:p>
            <text:p><text:span text:style-name="T232">Agora, só falta implementar a busca de produtos por nome e a parte do cliente está praticamente completa. Vamos deixar a busca com outro controlador. No diretório </text:span><text:span text:style-name="T221">controllers</text:span><text:span text:style-name="T232">, criaremos o arquivo </text:span><text:span text:style-name="T221">BuscasController.php</text:span><text:span text:style-name="T2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1">/**</text:span></text:p>
            <text:p><text:span text:style-name="T261">* Este método será executado sempre que a classe</text:span></text:p>
            <text:p><text:span text:style-name="T261">for instanciada,</text:span></text:p>
            <text:p><text:span text:style-name="T261">* depois do construtor.</text:span></text:p>
            <text:p><text:span text:style-name="T261">* Faz o carregamento das classes que serão</text:span></text:p>
            <text:p><text:span text:style-name="T261">usadas pelo controlador.</text:span></text:p>
            <text:p><text:span text:style-name="T261">*</text:span></text:p>
            <text:p><text:span text:style-name="T261">* @return void</text:span></text:p>
            <text:p><text:span text:style-name="T261">*/</text:span></text:p>
            <text:p><text:span text:style-name="T2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4">/**</text:span></text:p>
            <text:p><text:span text:style-name="T214">* Método que mostra o resultado da pesquisa</text:span></text:p>
            <text:p><text:span text:style-name="T214">*</text:span></text:p>
            <text:p><text:span text:style-name="T214">* @return void</text:span></text:p>
            <text:p><text:span text:style-name="T214">*/</text:span></text:p>
            <text:p><text:span text:style-name="T230"><text:s/></text:span><text:span text:style-name="T230"><text:tab/></text:span><text:span text:style-name="T230">public function</text:span><text:span text:style-name="T261"> </text:span><text:span text:style-name="T212">indexAction()</text:span></text:p>
            <text:p><text:span text:style-name="T212"><text:s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chave</text:span><text:span text:style-name="T261"> </text:span><text:span text:style-name="T212">= (string)$this→_request→getParam('nome'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61"> </text:span><text:span text:style-name="T212">=</text:span><text:span text:style-name="T261"> </text:span><text:span text:style-name="T212">Zend_Registry::get(</text:span><text:span text:style-name="T215">'view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61"> </text:span><text:span text:style-name="T212">=</text:span><text:span text:style-name="T230"> new</text:span><text:span text:style-name="T261"> </text:span><text:span text:style-name="T212">Produt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61"> </text:span><text:span text:style-name="T212">=</text:span><text:span text:style-name="T261"> </text:span><text:span text:style-name="T215">"position('$chave' in nome)&gt;0"</text:span><text:span text:style-name="T212">;</text:span></text:p>
            <text:p><text:span text:style-name="T214"><text:s/></text:span><text:span text:style-name="T214"><text:tab/></text:span><text:span text:style-name="T214"><text:tab/></text:span><text:span text:style-name="T214">$produto</text:span><text:span text:style-name="T261"> </text:span><text:span text:style-name="T212">=</text:span><text:span text:style-name="T261"> </text:span><text:span text:style-name="T214">$table</text:span><text:span text:style-name="T212">-&gt;fetchAll(</text:span><text:span text:style-name="T214">$where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4"/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-&gt;assign(</text:span><text:span text:style-name="T215">'produtos'</text:span><text:span text:style-name="T212">,</text:span><text:span text:style-name="T214">$produtos</text:span><text:span text:style-name="T212">-&gt;toArray()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}</text:span></text:p>
            <text:p><text:span text:style-name="T212"/></text:p>
            <text:p><text:span text:style-name="T262"><text:s/></text:span><text:span text:style-name="T232"><text:tab/></text:span><text:span text:style-name="T232">Não podemos esquecer de criar a visão </text:span><text:span text:style-name="T221">buscas.phtml </text:span><text:span text:style-name="T232">vazio no diretório </text:span><text:span text:style-name="T221">buscas</text:span><text:span text:style-name="T232"> de </text:span><text:span text:style-name="T221">views/scripts</text:span><text:span text:style-name="T232">. Não precisamos criar um homônimo na raiz de </text:span><text:span text:style-name="T221">views/scripts</text:span><text:span text:style-name="T232"> porque usaremos o </text:span><text:span text:style-name="T221">index.phtml</text:span><text:span text:style-name="T232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32">E assim, finalizamos a parte que interessa ao cliente. Agora precisamos criar um módulo para que o estoquista da loja consiga fazer a manutenção dos produtos em estoque.</text:span></text:p>
            <text:p><text:span text:style-name="T232"/></text:p>
            <text:p><text:span text:style-name="T232">Para isso, criaremos um outro controlador, que irá cuidar dessa parte de estoque. O nome do arquivo será </text:span><text:span text:style-name="T221">EstoqueController.php.</text:span></text:p>
            <text:p><text:span text:style-name="T232"/></text:p>
            <text:p><text:span text:style-name="T232">O comportamento padrão (método </text:span><text:span text:style-name="T221">index</text:span><text:span text:style-name="T232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63">class</text:span><text:span text:style-name="T264"> EstoqueController </text:span><text:span text:style-name="T263">extends</text:span><text:span text:style-name="T264"> Zend_Controller_Action</text:span></text:p>
            <text:p><text:span text:style-name="T264">{</text:span></text:p>
            <text:p><text:span text:style-name="T265"><text:s/></text:span><text:span text:style-name="T265"><text:tab/></text:span><text:span text:style-name="T265">/**</text:span></text:p>
            <text:p><text:span text:style-name="T265"><text:s/></text:span><text:span text:style-name="T265"><text:tab/></text:span><text:span text:style-name="T265"> </text:span><text:span text:style-name="T265">* Este método será executado sempre que a classe for instanciada,</text:span></text:p>
            <text:p><text:span text:style-name="T265"><text:s/></text:span><text:span text:style-name="T265"><text:tab/></text:span><text:span text:style-name="T265"> </text:span><text:span text:style-name="T265">* depois do construtor.</text:span></text:p>
            <text:p><text:span text:style-name="T265"><text:s/></text:span><text:span text:style-name="T265"><text:tab/></text:span><text:span text:style-name="T265"> </text:span><text:span text:style-name="T265">* Faz o carregamento das classes que serão usadas pelo controlador.</text:span></text:p>
            <text:p><text:span text:style-name="T265"><text:s/></text:span><text:span text:style-name="T265"><text:tab/></text:span><text:span text:style-name="T265"> </text:span><text:span text:style-name="T265">*</text:span></text:p>
            <text:p><text:span text:style-name="T265"><text:s/></text:span><text:span text:style-name="T265"><text:tab/></text:span><text:span text:style-name="T265"> </text:span><text:span text:style-name="T265">* @return void</text:span></text:p>
            <text:p><text:span text:style-name="T265"><text:s/></text:span><text:span text:style-name="T265"><text:tab/></text:span><text:span text:style-name="T265"> </text:span><text:span text:style-name="T265">*/</text:span></text:p>
            <text:p><text:span text:style-name="T26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O formulário de login estará em </text:span><text:span text:style-name="T221">estoqueLogin.phtml</text:span><text:span text:style-name="T232"> dentro de </text:span><text:span text:style-name="T221">views/scripts</text:span><text:span text:style-name="T232">:</text:span></text:p>
            <text:p><text:span text:style-name="T232"/></text:p>
            <text:p><text:span text:style-name="T212">&lt;h2 id="warning"&gt;&lt;?=$this-&gt;mensagem?&gt;&lt;/h2&gt;</text:span></text:p>
            <text:p><text:span text:style-name="T212">&lt;center&gt;</text:span></text:p>
            <text:p><text:span text:style-name="T212">&lt;form action="/zend/acme/estoque/login"</text:span></text:p>
            <text:p><text:span text:style-name="T212">method="post"&gt;</text:span></text:p>
            <text:p><text:span text:style-name="T212">CPF:</text:span></text:p>
            <text:p><text:span text:style-name="T212">&lt;input name="cpf" value="" id="cpf" type="text"&gt;</text:span></text:p>
            <text:p><text:span text:style-name="T212">senha:</text:span></text:p>
            <text:p><text:span text:style-name="T212">&lt;input name="senha" value="" id="senha"</text:span></text:p>
            <text:p><text:span text:style-name="T212">type="password"&gt;</text:span></text:p>
            <text:p><text:span text:style-name="T212">&lt;input type="submit" name="login" value="Login"/&gt;</text:span></text:p>
            <text:p><text:span text:style-name="T212">&lt;/form&gt;</text:span></text:p>
            <text:p><text:span text:style-name="T212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Vamos usar um outro cabeçalho para o controle de estoque. Ele ficará no arquivo </text:span><text:span text:style-name="T221">estoqueHeader.phtml</text:span><text:span text:style-name="T232">:</text:span></text:p>
            <text:p><text:span text:style-name="T212"/></text:p>
            <text:p><text:span text:style-name="T212">&lt;div id="header"&gt;</text:span></text:p>
            <text:p><text:span text:style-name="T212">&lt;h1 id="logomarca_customer"&gt;Lojas Acme&lt;/h1&gt;</text:span></text:p>
            <text:p><text:span text:style-name="T21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Agora vamos fazer o método padrão que irá gerar a página inicial</text:span></text:p>
            <text:p><text:span text:style-name="T238">do controle de estoque:</text:span></text:p>
            <text:p><text:span text:style-name="T238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40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40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0">'mensagem'</text:span><text:span text:style-name="T138">] : </text:span><text:span text:style-name="T240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0">'mensagem'</text:span><text:span text:style-name="T138">] = </text:span><text:span text:style-name="T240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O método </text:span><text:span text:style-name="T266">login</text:span><text:span text:style-name="T238"> que responde ao formulário de login será este:</text:span></text:p>
            <text:p><text:span text:style-name="T238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8">-&gt;params()</text:span><text:span text:style-name="T138">(</text:span><text:span text:style-name="T240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1">&gt;params()</text:span><text:span text:style-name="T138">(</text:span><text:span text:style-name="T240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40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40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67"><text:s/></text:span><text:span text:style-name="T267"><text:tab/></text:span><text:span text:style-name="T267">if</text:span><text:span text:style-name="T257"> (</text:span><text:span text:style-name="T267">!empty</text:span><text:span text:style-name="T257">(</text:span><text:span text:style-name="T268">$usuario</text:span><text:span text:style-name="T257">) &amp;&amp; </text:span><text:span text:style-name="T268">$usuario</text:span><text:span text:style-name="T257">[0][</text:span><text:span text:style-name="T259">'senha'</text:span><text:span text:style-name="T257">] == </text:span><text:span text:style-name="T268">$senha</text:span><text:span text:style-name="T257">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_SESSION</text:span><text:span text:style-name="T257">[</text:span><text:span text:style-name="T259">'estoquista'</text:span><text:span text:style-name="T257">] = </text:span><text:span text:style-name="T268">$usuario</text:span><text:span text:style-name="T257">[0];</text:span></text:p>
            <text:p><text:span text:style-name="T257"><text:s/></text:span><text:span text:style-name="T257"><text:tab/></text:span><text:span text:style-name="T257"><text:tab/></text:span><text:span text:style-name="T257">$this-&gt;_redirect(</text:span><text:span text:style-name="T259">'/estoque/manterproduto'</text:span><text:span text:style-name="T257">);</text:span></text:p>
            <text:p><text:span text:style-name="T257"><text:s/></text:span><text:span text:style-name="T257">}</text:span></text:p>
            <text:p><text:span text:style-name="T267"><text:s/></text:span><text:span text:style-name="T267"><text:tab/></text:span><text:span text:style-name="T267">else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_SESSION</text:span><text:span text:style-name="T257">[</text:span><text:span text:style-name="T259">'mensagem'</text:span><text:span text:style-name="T257">] = </text:span><text:span text:style-name="T259">'dados inválidos'</text:span><text:span text:style-name="T257">;</text:span></text:p>
            <text:p><text:span text:style-name="T257"><text:s/></text:span><text:span text:style-name="T257"><text:tab/></text:span><text:span text:style-name="T257"><text:tab/></text:span><text:span text:style-name="T257">$this-&gt;_redirect(</text:span><text:span text:style-name="T259">'/estoque'</text:span><text:span text:style-name="T257">);</text:span></text:p>
            <text:p><text:span text:style-name="T257"><text:s/></text:span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69"><text:s/></text:span><text:span text:style-name="T269"><text:tab/></text:span><text:span text:style-name="T269"><text:tab/></text:span><text:span text:style-name="T269">/* Exibe o menu de operações de estoque */</text:span></text:p>
            <text:p><text:span text:style-name="T267"><text:s/></text:span><text:span text:style-name="T267"><text:tab/></text:span><text:span text:style-name="T267"><text:tab/></text:span><text:span text:style-name="T267">public function</text:span><text:span text:style-name="T257"> manterProduto()</text:span></text:p>
            <text:p><text:span text:style-name="T257"><text:s/></text:span><text:span text:style-name="T257">{</text:span></text:p>
            <text:p><text:span text:style-name="T267"><text:s/></text:span><text:span text:style-name="T267"><text:tab/></text:span><text:span text:style-name="T267">if </text:span><text:span text:style-name="T257">(!</text:span><text:span text:style-name="T267">isset</text:span><text:span text:style-name="T257">($_SESSION[</text:span><text:span text:style-name="T259">'estoquista'</text:span><text:span text:style-name="T257">]))</text:span></text:p>
            <text:p><text:span text:style-name="T257"><text:s/></text:span><text:span text:style-name="T257"><text:tab/></text:span><text:span text:style-name="T257"><text:tab/></text:span><text:span text:style-name="T257">{ </text:span><text:span text:style-name="T268">$this</text:span><text:span text:style-name="T257">-&gt;_redirect(</text:span><text:span text:style-name="T259">'/estoque'</text:span><text:span text:style-name="T257">);}</text:span></text:p>
            <text:p><text:span text:style-name="T257"><text:s/></text:span><text:span text:style-name="T257"><text:tab/></text:span><text:span text:style-name="T267">else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estoquista</text:span><text:span text:style-name="T257"> = </text:span><text:span text:style-name="T268">$_SESSION</text:span><text:span text:style-name="T257">[</text:span><text:span text:style-name="T259">'estoquista'</text:span><text:span text:style-name="T257">];</text:span></text:p>
            <text:p><text:span text:style-name="T268"><text:s/></text:span><text:span text:style-name="T268"><text:tab/></text:span><text:span text:style-name="T268"><text:tab/></text:span><text:span text:style-name="T268">$cpf</text:span><text:span text:style-name="T257">' = </text:span><text:span text:style-name="T268">$estoquista</text:span><text:span text:style-name="T257">[</text:span><text:span text:style-name="T259">'cpf'</text:span><text:span text:style-name="T257">];</text:span></text:p>
            <text:p><text:span text:style-name="T268"><text:s/></text:span><text:span text:style-name="T268"><text:tab/></text:span><text:span text:style-name="T268"><text:tab/></text:span><text:span text:style-name="T268">$itens</text:span><text:span text:style-name="T257"> = </text:span><text:span text:style-name="T268">$table</text:span><text:span text:style-name="T257">-&gt;fetchAll());</text:span></text:p>
            <text:p><text:span text:style-name="T257"><text:s/></text:span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14">$viewModel</text:span><text:span text:style-name="T212"> = Zend_Registry::get(</text:span><text:span text:style-name="T215">'view'</text:span><text:span text:style-name="T212">);</text:span></text:p>
            <text:p><text:span text:style-name="T214">$viewModel-</text:span><text:span text:style-name="T212">&gt;mensagem=$mensagem,isset(</text:span><text:span text:style-name="T214">$_SESSION</text:span><text:span text:style-name="T212">[</text:span><text:span text:style-name="T215">'mensagem'</text:span><text:span text:style-name="T212">]) ?</text:span></text:p>
            <text:p><text:span text:style-name="T214">$_SESSION</text:span><text:span text:style-name="T212">[</text:span><text:span text:style-name="T215">'mensagem'</text:span><text:span text:style-name="T212">] : </text:span><text:span text:style-name="T215">''</text:span><text:span text:style-name="T212">);</text:span></text:p>
            <text:p><text:span text:style-name="T214">$_SESSION</text:span><text:span text:style-name="T212">[</text:span><text:span text:style-name="T215">'mensagem'</text:span><text:span text:style-name="T212">] = </text:span><text:span text:style-name="T215">''</text:span><text:span text:style-name="T212">;</text:span></text:p>
            <text:p><text:span text:style-name="T214">$viewModel-</text:span><text:span text:style-name="T212">&gt;assign(</text:span><text:span text:style-name="T215">'cpf'</text:span><text:span text:style-name="T212">,</text:span><text:span text:style-name="T214">$cpf</text:span><text:span text:style-name="T212">);</text:span></text:p>
            <text:p><text:span text:style-name="T214">$viewModel</text:span><text:span text:style-name="T212">-&gt;assign(</text:span><text:span text:style-name="T215">'itens'</text:span><text:span text:style-name="T212">,</text:span><text:span text:style-name="T214">$itens</text:span><text:span text:style-name="T212">-&gt;toArray());</text:span></text:p>
            <text:p><text:span text:style-name="T212">}</text:span></text:p>
            <text:p><text:span text:style-name="T232"><text:s/></text:span><text:span text:style-name="T232"><text:tab/></text:span><text:span text:style-name="T232">E será necessário criar um arquivo </text:span><text:span text:style-name="T221">manterproduto.phtml</text:span><text:span text:style-name="T232"> dentro de </text:span><text:span text:style-name="T221">views/scripts/estoque</text:span><text:span text:style-name="T232">. Mas o corpo mesmo será o </text:span><text:span text:style-name="T221">manterProduto.phtml</text:span><text:span text:style-name="T232"> dentro de </text:span><text:span text:style-name="T221">views/scripts</text:span><text:span text:style-name="T232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70">Esse será o conteúdo do template </text:span><text:span text:style-name="T271">manterProduto.phtml</text:span><text:span text:style-name="T270">:</text:span></text:p>
            <text:p><text:span text:style-name="T272"/></text:p>
            <text:p><text:span text:style-name="T273">&lt;h2 id="warning"&gt;&lt;?=$this-&gt;mensagem?&gt;&lt;/h2&gt;</text:span></text:p>
            <text:p><text:span text:style-name="T273">&lt;h2&gt;Estoquista: &lt;?=$this-&gt;cpf?&gt;&lt;/h2&gt;</text:span></text:p>
            <text:p><text:span text:style-name="T273">&lt;table id="inventario"&gt;</text:span></text:p>
            <text:p><text:span text:style-name="T273">&lt;thead&gt;</text:span></text:p>
            <text:p><text:span text:style-name="T273">&lt;?php</text:span></text:p>
            <text:p><text:span text:style-name="T273">$titulos = array('Código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Nome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Quantidade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Preço Unitário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Dar entrada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Dar baixa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Excluir');</text:span></text:p>
            <text:p><text:span text:style-name="T273">foreach ($titulos as $titulo)</text:span></text:p>
            <text:p><text:span text:style-name="T273">{</text:span></text:p>
            <text:p><text:span text:style-name="T273"><text:s/></text:span><text:span text:style-name="T273"><text:tab/></text:span><text:span text:style-name="T273">echo '&lt;th&gt;'.$this-&gt;escape($titulo).'&lt;/th&gt;';</text:span></text:p>
            <text:p><text:span text:style-name="T273">}</text:span></text:p>
            <text:p><text:span text:style-name="T27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74">&lt;/thead&gt;</text:span></text:p>
            <text:p><text:span text:style-name="T274">&lt;?php</text:span></text:p>
            <text:p><text:span text:style-name="T274">$somaTotal = 0;</text:span></text:p>
            <text:p><text:span text:style-name="T275"/></text:p>
            <text:p><text:span text:style-name="T274">foreach ($this-&gt;itens as $item)</text:span></text:p>
            <text:p><text:span text:style-name="T274">{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<text:tab/></text:span><text:span text:style-name="T274">$codigo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$item['id']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$nome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nome?id='.$codigo.'"&gt;'.$this &gt;escape($item['nome']).'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text:s/></text:span><text:span text:style-name="T274"><text:tab/></text:span><text:span text:style-name="T274"><text:tab/></text:span><text:span text:style-name="T274"><text:tab/></text:span><text:span text:style-name="T274">$quantidade </text:span><text:span text:style-name="T274"><text:tab/></text:span><text:span text:style-name="T274"> = $item['quantidade']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$preco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 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preco?id='.$codigo.'"&gt;'.$item['valor'].'</text:span></text:p>
            <text:p><text:span text:style-name="T274">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text:s/></text:span><text:span text:style-name="T274"><text:tab/></text:span><text:span text:style-name="T274"><text:tab/></text:span><text:span text:style-name="T274">$entrada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= 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href="/zend/acme/estoque/entrada?id='.$codigo.'"&gt;E&lt;/a&gt;';</text:span></text:p>
            <text:p><text:span text:style-name="T274"><text:s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baixa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= 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baixa?id='.$codigo.'"&gt;B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xcluir 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74">$colunas = array($codigo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nome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quantidade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preco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ntrada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baixa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xcluir);</text:span></text:p>
            <text:p><text:span text:style-name="T274">echo '&lt;tr&gt;';</text:span></text:p>
            <text:p><text:span text:style-name="T101"/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foreach ($colunas as $coluna)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{ </text:span><text:span text:style-name="T274"><text:tab/></text:span></text:p>
            <text:p><text:span text:style-name="T274"><text:s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echo '&lt;td&gt;';</text:span></text:p>
            <text:p><text:span text:style-name="T274"><text:s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echo $coluna;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echo '&lt;/td&gt;';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}</text:span></text:p>
            <text:p><text:span text:style-name="T101"/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echo '&lt;/tr&gt;';</text:span></text:p>
            <text:p><text:span text:style-name="T274"><text:s/></text:span><text:span text:style-name="T274">}</text:span></text:p>
            <text:p><text:span text:style-name="T274"><text:s/></text:span><text:span text:style-name="T274">?&gt; </text:span><text:span text:style-name="T27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12">&lt;/table&gt;</text:span></text:p>
            <text:p><text:span text:style-name="T212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38">Agora vamos fazer o método </text:span><text:span text:style-name="T266">logout</text:span><text:span text:style-name="T238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3">session_name</text:span><text:span text:style-name="T138">()])) {</text:span></text:p>
            <text:p><text:span text:style-name="T243">setcookie</text:span><text:span text:style-name="T138">(</text:span><text:span text:style-name="T243">session_name</text:span><text:span text:style-name="T138">(), </text:span><text:span text:style-name="T243">''</text:span><text:span text:style-name="T138">, </text:span><text:span text:style-name="T243">time</text:span><text:span text:style-name="T138">()-42000,</text:span><text:span text:style-name="T240">'/'</text:span><text:span text:style-name="T138">);</text:span></text:p>
            <text:p><text:span text:style-name="T138">}</text:span></text:p>
            <text:p><text:span text:style-name="T243">session_destroy</text:span><text:span text:style-name="T138">();</text:span></text:p>
            <text:p><text:span text:style-name="T137">$this</text:span><text:span text:style-name="T138">-&gt;redirect(</text:span><text:span text:style-name="T240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32">Vamos criar um método interno agora:</text:span></text:p>
            <text:p><text:span text:style-name="T232"/></text:p>
            <text:p><text:span text:style-name="T219"><text:s/></text:span><text:span text:style-name="T219"><text:tab/></text:span><text:span text:style-name="T219">/* Retorna um produto de acordo com o id passado */</text:span></text:p>
            <text:p><text:span text:style-name="T230"><text:s/></text:span><text:span text:style-name="T230"><text:tab/></text:span><text:span text:style-name="T230"><text:tab/></text:span><text:span text:style-name="T230">private function</text:span><text:span text:style-name="T212"> selecionarProduto()</text:span></text:p>
            <text:p><text:span text:style-name="T212"><text:s/></text:span><text:span text:style-name="T212">{</text:span></text:p>
            <text:p><text:span text:style-name="T260"><text:s/></text:span><text:span text:style-name="T260"><text:tab/></text:span><text:span text:style-name="T260"><text:tab/></text:span><text:span text:style-name="T260">$id</text:span><text:span text:style-name="T212"> = (</text:span><text:span text:style-name="T230">int</text:span><text:span text:style-name="T212">)</text:span><text:span text:style-name="T260">$this</text:span><text:span text:style-name="T164">-&gt;params()-&gt;fromRoute</text:span><text:span text:style-name="T212">('</text:span><text:span text:style-name="T215">id'</text:span><text:span text:style-name="T212">);</text:span></text:p>
            <text:p><text:span text:style-name="T230"><text:s/></text:span><text:span text:style-name="T230"><text:tab/></text:span><text:span text:style-name="T230">if</text:span><text:span text:style-name="T212"> (!</text:span><text:span text:style-name="T230">isset</text:span><text:span text:style-name="T212">(</text:span><text:span text:style-name="T214">$id</text:span><text:span text:style-name="T212">))</text:span></text:p>
            <text:p><text:span text:style-name="T212"><text:s/></text:span><text:span text:style-name="T212">{</text:span></text:p>
            <text:p><text:span text:style-name="T260"><text:s/></text:span><text:span text:style-name="T260"><text:tab/></text:span><text:span text:style-name="T260"><text:tab/></text:span><text:span text:style-name="T260">$this</text:span><text:span text:style-name="T212">-&gt;_redirect(</text:span><text:span text:style-name="T215">'/estoque/manterproduto'</text:span><text:span text:style-name="T212">);</text:span></text:p>
            <text:p><text:span text:style-name="T212"><text:s/></text:span><text:span text:style-name="T230"><text:tab/></text:span><text:span text:style-name="T230">exit;</text:span></text:p>
            <text:p><text:span text:style-name="T212"><text:s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14">$table</text:span><text:span text:style-name="T212"> = </text:span><text:span text:style-name="T230">new</text:span><text:span text:style-name="T212"> Produto();</text:span></text:p>
            <text:p><text:span text:style-name="T214">$produtoSelecionado</text:span><text:span text:style-name="T212"> = </text:span><text:span text:style-name="T214">$table</text:span><text:span text:style-name="T212">-&gt;find(</text:span><text:span text:style-name="T214">$id</text:span><text:span text:style-name="T212">)-&gt;toArray();</text:span></text:p>
            <text:p><text:span text:style-name="T230">return</text:span><text:span text:style-name="T212"> </text:span><text:span text:style-name="T214">$produtoSelecionado</text:span><text:span text:style-name="T212">[0]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32">Esse método será aproveitado em uma série de métodos públicos.</text:span></text:p>
            <text:p><text:span text:style-name="T232">Vamos implementar os métodos: </text:span><text:span text:style-name="T221">entrada, baixa, nome </text:span><text:span text:style-name="T232">e</text:span><text:span text:style-name="T221"> preço.</text:span></text:p>
            <text:p><text:span text:style-name="T232">Todos terão o mesmo código, mudando apenas a associação do corpo do documento HTML.</text:span></text:p>
            <text:p><text:span text:style-name="T232">Basta fazer o método </text:span><text:span text:style-name="T221">entradaAction </text:span><text:span text:style-name="T232">e depois usá-lo de modelo para os outros, pois basta mudar o nome do método e o conteúdo da variável </text:span><text:span text:style-name="T221">body</text:span><text:span text:style-name="T232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30"><text:s/></text:span><text:span text:style-name="T230"><text:tab/></text:span><text:span text:style-name="T230">public function</text:span><text:span text:style-name="T212"> entrada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produtoSelecionado</text:span><text:span text:style-name="T212"> = $this-&gt;selecionarProduto(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 = Zend_Registry::get(</text:span><text:span text:style-name="T215">'view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-&gt;</text:span><text:span text:style-name="T276">produtoSelecionado</text:span><text:span text:style-name="T214"> = $produtoSelecionado</text:span><text:span text:style-name="T212">;</text:span></text:p>
            <text:p><text:span text:style-name="T212">}</text:span></text:p>
            <text:p><text:span text:style-name="T232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30"><text:s/></text:span><text:span text:style-name="T230"><text:tab/></text:span><text:span text:style-name="T230">public function</text:span><text:span text:style-name="T212"> entrada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produtoSelecionado</text:span><text:span text:style-name="T212"> = $this-&gt;selecionarProduto(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 = Zend_Registry::get(</text:span><text:span text:style-name="T215">'viewModel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77">-&gt;</text:span><text:span text:style-name="T276">produtoSelecionado</text:span><text:span text:style-name="T214"> </text:span><text:span text:style-name="T277">= </text:span><text:span text:style-name="T214">$produtoSelecionado</text:span><text:span text:style-name="T277">;</text:span></text:p>
            <text:p><text:span text:style-name="T212"><text:s/></text:span><text:span text:style-name="T212"><text:tab/></text:span><text:span text:style-name="T212"><text:tab/></text:span><text:span text:style-name="T214">$thisModel</text:span><text:span text:style-name="T212">-&gt;_response-&gt;setBody(</text:span><text:span text:style-name="T214">$viewModel</text:span><text:span text:style-name="T212">-&gt;render(</text:span><text:span text:style-name="T215">'default.phtml'</text:span><text:span text:style-name="T212">));</text:span></text:p>
            <text:p><text:span text:style-name="T212">}</text:span></text:p>
            <text:p><text:span text:style-name="T232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2">&lt;center&gt;</text:span></text:p>
            <text:p><text:span text:style-name="T212">&lt;form action="/workspace/lojasacme/estoque/adicionar"</text:span></text:p>
            <text:p><text:span text:style-name="T212">method="post"&gt;</text:span></text:p>
            <text:p><text:span text:style-name="T212">&lt;?php</text:span></text:p>
            <text:p><text:span text:style-name="T212">if (isset($this-&gt;produtoSelecionado['id']))</text:span></text:p>
            <text:p><text:span text:style-name="T212">{</text:span></text:p>
            <text:p><text:span text:style-name="T212">echo '&lt;b&gt;Produto: '.$this-&gt;escape($this-&gt;produtoSelecionado['nome']).'&lt;/b&gt;&lt;br/&gt;';</text:span></text:p>
            <text:p><text:span text:style-name="T212">echo '&lt;b&gt;'.$this-&gt;escape('Preço: ').$this-</text:span></text:p>
            <text:p><text:span text:style-name="T212">&gt;produtoSelecionado['valor'].'&lt;/b&gt;&lt;br/&gt;';</text:span></text:p>
            <text:p><text:span text:style-name="T212">echo '&lt;b&gt;'.$this-&gt;escape('Posição de estoque:').$this-</text:span></text:p>
            <text:p><text:span text:style-name="T212">&gt;produtoSelecionado['quantidade'].'&lt;/b&gt;&lt;br/&gt;';</text:span></text:p>
            <text:p><text:span text:style-name="T212">}</text:span></text:p>
            <text:p><text:span text:style-name="T21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57">Quantidade:</text:span></text:p>
            <text:p><text:span text:style-name="T257">&lt;input name="quantidade" value="" id="quantidade" type="text"&gt;</text:span></text:p>
            <text:p><text:span text:style-name="T257">&lt;input name="id" value="&lt;?=$this-&gt;produtoSelecionado['id']?&gt;" id="id"</text:span></text:p>
            <text:p><text:span text:style-name="T257">type="hidden"&gt;</text:span></text:p>
            <text:p><text:span text:style-name="T257">&lt;input type="submit" name="darentrada" value="Dar entrada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57">&lt;center&gt;</text:span></text:p>
            <text:p><text:span text:style-name="T257">&lt;form action="/workspace/lojasacme/estoque/subtrair"method="post"&gt;</text:span></text:p>
            <text:p><text:span text:style-name="T257">&lt;?php</text:span></text:p>
            <text:p><text:span text:style-name="T257">if (isset($this-&gt;produtoSelecionado['id']))</text:span></text:p>
            <text:p><text:span text:style-name="T257">{</text:span></text:p>
            <text:p><text:span text:style-name="T257">echo '&lt;b&gt;Produto: '.$this→escape($this→ </text:span></text:p>
            <text:p><text:span text:style-name="T257">&gt;produtoSelecionado['nome']).'&lt;/b&gt;&lt;br/&gt;';</text:span></text:p>
            <text:p><text:span text:style-name="T257">echo '&lt;b&gt;'.$this-&gt;escape('Preço: ').$this-</text:span></text:p>
            <text:p><text:span text:style-name="T257">&gt;produtoSelecionado['valor'].'&lt;/b&gt;&lt;br/&gt;';</text:span></text:p>
            <text:p><text:span text:style-name="T257">echo '&lt;b&gt;'.$this-&gt;escape('Posição de estoque:').$this-</text:span></text:p>
            <text:p><text:span text:style-name="T257">&gt;produtoSelecionado['quantidade'].'&lt;/b&gt;&lt;br/&gt;';</text:span></text:p>
            <text:p><text:span text:style-name="T257">}</text:span></text:p>
            <text:p><text:span text:style-name="T25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73">&lt;center&gt;</text:span></text:p>
            <text:p><text:span text:style-name="T273">&lt;form action="/workspace/lojasacme/estoque/alterarNome" method="post"&gt;</text:span></text:p>
            <text:p><text:span text:style-name="T273">&lt;?php</text:span></text:p>
            <text:p><text:span text:style-name="T273">if (isset($this-&gt;produtoSelecionado['id']))</text:span></text:p>
            <text:p><text:span text:style-name="T273">{</text:span></text:p>
            <text:p><text:span text:style-name="T273">?&gt;</text:span></text:p>
            <text:p><text:span text:style-name="T273">Nome:</text:span></text:p>
            <text:p><text:span text:style-name="T273">&lt;input name="nome" value="&lt;?=$this-&gt;escape($this-</text:span></text:p>
            <text:p><text:span text:style-name="T273">&gt;produtoSelecionado['nome'])?&gt;"</text:span></text:p>
            <text:p><text:span text:style-name="T273">id="nome" type="text"&gt;</text:span></text:p>
            <text:p><text:span text:style-name="T273">&lt;input name="id" value="&lt;?=$this &gt;produtoSelecionado['id']?&gt;" id="id"</text:span></text:p>
            <text:p><text:span text:style-name="T273">type="hidden"&gt;</text:span></text:p>
            <text:p><text:span text:style-name="T273">&lt;?php</text:span></text:p>
            <text:p><text:span text:style-name="T27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57">?&gt;</text:span></text:p>
            <text:p><text:span text:style-name="T257">&lt;input type="submit" name="alterarnome"value="Alterar nome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57">&lt;center&gt;</text:span></text:p>
            <text:p text:style-name="P91"><text:span text:style-name="T257">&lt;form action="/zend/acme/estoque/alterarPreco" method="post"&gt;</text:span></text:p>
            <text:p><text:span text:style-name="T257">&lt;?php</text:span></text:p>
            <text:p><text:span text:style-name="T257">if (isset($this-&gt;produtoSelecionado['id']))</text:span></text:p>
            <text:p><text:span text:style-name="T257">{</text:span></text:p>
            <text:p><text:span text:style-name="T257">?&gt;</text:span></text:p>
            <text:p><text:span text:style-name="T257">Preço :</text:span></text:p>
            <text:p><text:span text:style-name="T257">&lt;input name="preco" value="&lt;?=$this-&gt;escape($this-&gt;produtoSelecionado['valor'])?&gt;"</text:span></text:p>
            <text:p><text:span text:style-name="T257">id="preco" type="text"&gt;</text:span></text:p>
            <text:p><text:span text:style-name="T257">&lt;input name="id" value="&lt;?=$this-&gt;produtoSelecionado['id']?&gt;" id="id"type="hidden"&gt;</text:span></text:p>
            <text:p><text:span text:style-name="T257">&lt;?php</text:span></text:p>
            <text:p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57">?&gt;</text:span></text:p>
            <text:p><text:span text:style-name="T257">&lt;input type="submit" name="alterarpreco" value="Alterar preço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78"><text:s/></text:span><text:span text:style-name="T278"><text:tab/></text:span><text:span text:style-name="T278"><text:tab/></text:span><text:span text:style-name="T278">/* Adição de quantidade de estoque */</text:span></text:p>
            <text:p><text:span text:style-name="T267"><text:s/></text:span><text:span text:style-name="T267"><text:tab/></text:span><text:span text:style-name="T267"><text:tab/></text:span><text:span text:style-name="T267">public function</text:span><text:span text:style-name="T257"> adicionarAction(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id</text:span><text:span text:style-name="T257"> = (</text:span><text:span text:style-name="T267">int</text:span><text:span text:style-name="T257">)$this</text:span><text:span text:style-name="T164">-&gt;params()-&gt;fromRoute</text:span><text:span text:style-name="T257">(</text:span><text:span text:style-name="T259">'id'</text:span><text:span text:style-name="T257">);</text:span></text:p>
            <text:p><text:span text:style-name="T267"><text:s/></text:span><text:span text:style-name="T267"><text:tab/></text:span><text:span text:style-name="T267"><text:tab/></text:span><text:span text:style-name="T267">if</text:span><text:span text:style-name="T257"> (!</text:span><text:span text:style-name="T267">is_null</text:span><text:span text:style-name="T257">(</text:span><text:span text:style-name="T268">$id</text:span><text:span text:style-name="T257">)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quantidade</text:span><text:span text:style-name="T257"> = (</text:span><text:span text:style-name="T267">int</text:span><text:span text:style-name="T257">)$this→_request-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 &gt;getParam(</text:span><text:span text:style-name="T259">'quantidade'</text:span><text:span text:style-name="T257">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table</text:span><text:span text:style-name="T257"> = </text:span><text:span text:style-name="T267">new</text:span><text:span text:style-name="T257"> Produtos(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produto</text:span><text:span text:style-name="T257"> = $table-&gt;find($id)-&gt;toArray(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quantidade</text:span><text:span text:style-name="T257"> = </text:span><text:span text:style-name="T268">$quantidade</text:span><text:span text:style-name="T257"> +</text:span></text:p>
            <text:p><text:span text:style-name="T268"><text:s/></text:span><text:span text:style-name="T268"><text:tab/></text:span><text:span text:style-name="T268">$produto</text:span><text:span text:style-name="T257">[0][</text:span><text:span text:style-name="T259">'quantidade'</text:span><text:span text:style-name="T257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4">$dados</text:span><text:span text:style-name="T212"> = array(</text:span><text:span text:style-name="T215">'quantidade'</text:span><text:span text:style-name="T212"> =&gt; </text:span><text:span text:style-name="T214">$quantidad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</text:span><text:span text:style-name="T215">'id = ? '</text:span><text:span text:style-name="T212">, 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</text:span><text:span text:style-name="T214"> 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37">/* Subtração de quantidade de estoque */</text:span></text:p>
            <text:p><text:span text:style-name="T230"><text:s/></text:span><text:span text:style-name="T230"><text:tab/></text:span><text:span text:style-name="T230"><text:tab/></text:span><text:span text:style-name="T230">public function</text:span><text:span text:style-name="T212"> subtrair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id</text:span><text:span text:style-name="T212"> = (</text:span><text:span text:style-name="T230">int</text:span><text:span text:style-name="T212">)</text:span><text:span text:style-name="T214">$this</text:span><text:span text:style-name="T164">-&gt;params-&gt;fromRoute()</text:span><text:span text:style-name="T212">(</text:span><text:span text:style-name="T215">'id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30">if</text:span><text:span text:style-name="T212"> (!</text:span><text:span text:style-name="T230">is_null</text:span><text:span text:style-name="T212">(</text:span><text:span text:style-name="T214">$id</text:span><text:span text:style-name="T212">)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quantidade</text:span><text:span text:style-name="T212"> = (int)$this</text:span><text:span text:style-name="T164">-&gt;params-&gt;fromRoute()</text:span><text:span text:style-name="T212">('quantidade')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table</text:span><text:span text:style-name="T212"> = </text:span><text:span text:style-name="T230">new</text:span><text:span text:style-name="T212"> Produtos(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produto</text:span><text:span text:style-name="T212"> = $table→find($id)-&gt;toArray(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quantidade</text:span><text:span text:style-name="T212"> = $produto[0]['quantidade'] - </text:span><text:span text:style-name="T214">$quantidade</text:span><text:span text:style-name="T21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4"><text:s/></text:span><text:span text:style-name="T214"><text:tab/></text:span><text:span text:style-name="T214"><text:tab/></text:span><text:span text:style-name="T214">$dados</text:span><text:span text:style-name="T212"> = array(</text:span><text:span text:style-name="T215">'quantidade'</text:span><text:span text:style-name="T212"> =&gt; </text:span><text:span text:style-name="T214">$quantidade</text:span><text:span text:style-name="T212">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id = ?'</text:span><text:span text:style-name="T212">, </text:span><text:span text:style-name="T214">$id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<text:s/></text:span><text:span text:style-name="T212"><text:tab/></text:span><text:span text:style-name="T212">}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<text:s/></text:span><text:span text:style-name="T212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7">/* Gravação de um novo preco */</text:span></text:p>
            <text:p><text:span text:style-name="T230">public function</text:span><text:span text:style-name="T212"> alterarPrecoAction()</text:span></text:p>
            <text:p><text:span text:style-name="T212">{</text:span></text:p>
            <text:p><text:span text:style-name="T214">$id</text:span><text:span text:style-name="T212"> = (int)</text:span><text:span text:style-name="T214">$this</text:span><text:span text:style-name="T201">-&gt;params-&gt;fromRoute</text:span><text:span text:style-name="T164">()</text:span><text:span text:style-name="T212">('id');</text:span></text:p>
            <text:p><text:span text:style-name="T212">if (!</text:span><text:span text:style-name="T230">is_null</text:span><text:span text:style-name="T212">(</text:span><text:span text:style-name="T214">$id</text:span><text:span text:style-name="T212">))</text:span></text:p>
            <text:p><text:span text:style-name="T212">{</text:span></text:p>
            <text:p><text:span text:style-name="T214">$nome</text:span><text:span text:style-name="T212"> = (string)</text:span><text:span text:style-name="T214">$this</text:span><text:span text:style-name="T201">-&gt;params-&gt;fromRoute</text:span><text:span text:style-name="T164">()</text:span><text:span text:style-name="T212">('preco');</text:span></text:p>
            <text:p><text:span text:style-name="T214">$table</text:span><text:span text:style-name="T212"> = new Produtos();</text:span></text:p>
            <text:p><text:span text:style-name="T214">$dados</text:span><text:span text:style-name="T212"> = array(</text:span><text:span text:style-name="T215">'valor'</text:span><text:span text:style-name="T212"> =&gt; </text:span><text:span text:style-name="T214">$nom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'id = ?', 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7">/* Gravação de um novo nome */</text:span></text:p>
            <text:p><text:span text:style-name="T230">public function</text:span><text:span text:style-name="T212"> alterarNomeAction()</text:span></text:p>
            <text:p><text:span text:style-name="T212">{</text:span></text:p>
            <text:p><text:span text:style-name="T214">$id</text:span><text:span text:style-name="T212"> = (</text:span><text:span text:style-name="T230">int</text:span><text:span text:style-name="T212">)</text:span><text:span text:style-name="T214">$this</text:span><text:span text:style-name="T201">-&gt;params-&gt;fromRoute()</text:span><text:span text:style-name="T212">('id');</text:span></text:p>
            <text:p><text:span text:style-name="T212">if (!</text:span><text:span text:style-name="T279">is_null</text:span><text:span text:style-name="T212">(</text:span><text:span text:style-name="T214">$id</text:span><text:span text:style-name="T212">))</text:span></text:p>
            <text:p><text:span text:style-name="T212">{</text:span></text:p>
            <text:p><text:span text:style-name="T214">$nome</text:span><text:span text:style-name="T212"> = (</text:span><text:span text:style-name="T230">string</text:span><text:span text:style-name="T212">)</text:span><text:span text:style-name="T214">$this</text:span><text:span text:style-name="T212">-</text:span><text:span text:style-name="T201">&gt;params-&gt;fromRoute()</text:span><text:span text:style-name="T212">('nome');</text:span></text:p>
            <text:p><text:span text:style-name="T214">$table</text:span><text:span text:style-name="T212"> = </text:span><text:span text:style-name="T230">new</text:span><text:span text:style-name="T212"> Produtos();</text:span></text:p>
            <text:p><text:span text:style-name="T214">$dados</text:span><text:span text:style-name="T212"> = </text:span><text:span text:style-name="T230">array</text:span><text:span text:style-name="T212">(</text:span><text:span text:style-name="T215">'nome'</text:span><text:span text:style-name="T212"> =&gt; </text:span><text:span text:style-name="T214">$nom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</text:span><text:span text:style-name="T215">'id = ?'</text:span><text:span text:style-name="T212">,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2">Agora o método para excluir produtos:</text:span></text:p>
            <text:p><text:span text:style-name="T212"/></text:p>
            <text:p><text:span text:style-name="T237"><text:s/></text:span><text:span text:style-name="T237"><text:tab/></text:span><text:span text:style-name="T237"><text:tab/></text:span><text:span text:style-name="T237">/* Exclusão do produto */</text:span></text:p>
            <text:p><text:span text:style-name="T230"><text:s/></text:span><text:span text:style-name="T230"><text:tab/></text:span><text:span text:style-name="T230"><text:tab/></text:span><text:span text:style-name="T230"><text:tab/></text:span><text:span text:style-name="T230">public function</text:span><text:span text:style-name="T212"> excluir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id</text:span><text:span text:style-name="T212"> = (int)</text:span><text:span text:style-name="T214">$this</text:span><text:span text:style-name="T212">-</text:span><text:span text:style-name="T201">&gt;params-&gt;fromRoute()</text:span><text:span text:style-name="T212">(</text:span><text:span text:style-name="T215">'id'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30">if </text:span><text:span text:style-name="T212">(!</text:span><text:span text:style-name="T279">is_null</text:span><text:span text:style-name="T212">(</text:span><text:span text:style-name="T214">$id</text:span><text:span text:style-name="T212">))</text:span></text:p>
            <text:p><text:span text:style-name="T212"><text:s/></text:span><text:span text:style-name="T212">{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4">$table</text:span><text:span text:style-name="T212"> = new Itens();</text:span></text:p>
            <text:p><text:span text:style-name="T212"/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produto_id = ?'</text:span><text:span text:style-name="T212">, </text:span><text:span text:style-name="T214">$id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 </text:span><text:span text:style-name="T212"><text:tab/></text:span><text:span text:style-name="T214">$pedidos</text:span><text:span text:style-name="T212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2"><text:s/></text:span><text:span text:style-name="T230"><text:tab/></text:span><text:span text:style-name="T230">if</text:span><text:span text:style-name="T212"> (</text:span><text:span text:style-name="T230">empty</text:span><text:span text:style-name="T212">(</text:span><text:span text:style-name="T214">$pedidos</text:span><text:span text:style-name="T212">))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/text:span><text:span text:style-name="T212">{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4">$table</text:span><text:span text:style-name="T212"> = </text:span><text:span text:style-name="T230">NULL</text:span><text:span text:style-name="T212">;</text:span></text:p>
            <text:p><text:span text:style-name="T212"><text:s/></text:span><text:span text:style-name="T212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table</text:span><text:span text:style-name="T212"> = </text:span><text:span text:style-name="T230">new</text:span><text:span text:style-name="T212"> Produtos(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4">$where</text:span><text:span text:style-name="T212"> = $table-&gt;getAdapter()-&gt;quoteInto(</text:span><text:span text:style-name="T215">'id = ?'</text:span><text:span text:style-name="T212">, </text:span><text:span text:style-name="T214">$id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 </text:span><text:span text:style-name="T212"><text:tab/></text:span><text:span text:style-name="T212"> </text:span><text:span text:style-name="T212"><text:tab/></text:span><text:span text:style-name="T214">$table</text:span><text:span text:style-name="T212">-&gt;delete(</text:span><text:span text:style-name="T214">$where</text:span><text:span text:style-name="T212">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/text:span><text:span text:style-name="T230"><text:tab/></text:span><text:span text:style-name="T230">else</text:span></text:p>
            <text:p><text:span text:style-name="T212"><text:s/></text:span><text:span text:style-name="T212"><text:tab/></text:span><text:span text:style-name="T212"><text:tab/></text:span><text:span text:style-name="T212"> <text:s/></text:span><text:span text:style-name="T212">{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2"> </text:span><text:span text:style-name="T212"><text:tab/></text:span><text:span text:style-name="T214">$_SESSION</text:span><text:span text:style-name="T212">[</text:span><text:span text:style-name="T215">'mensagem'</text:span><text:span text:style-name="T212">] = </text:span><text:span text:style-name="T215">'produto consta em pedido'</text:span><text:span text:style-name="T212">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text:s/></text:span><text:span text:style-name="T212">}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7cm" svg:height="15.8cm" svg:x="0.686cm" svg:y="5cm" presentation:class="outline" presentation:user-transformed="true">
          <draw:text-box>
            <text:p><text:span text:style-name="T280">Para renderizar a tela de inclusão de novos produtos, precisamos criar um método com o nome incluir:</text:span></text:p>
            <text:p><text:span text:style-name="T280"/></text:p>
            <text:p><text:span text:style-name="T281"><text:s/></text:span><text:span text:style-name="T281"><text:tab/></text:span><text:span text:style-name="T282"><text:tab/></text:span><text:span text:style-name="T282">/* Inclusão de produto */</text:span></text:p>
            <text:p><text:span text:style-name="T263"><text:s/></text:span><text:span text:style-name="T263"><text:tab/></text:span><text:span text:style-name="T263"><text:tab/></text:span><text:span text:style-name="T263">public function</text:span><text:span text:style-name="T264"> incluirAction()</text:span></text:p>
            <text:p><text:span text:style-name="T264"><text:s/></text:span><text:span text:style-name="T264"><text:tab/></text:span><text:span text:style-name="T264">{</text:span></text:p>
            <text:p><text:span text:style-name="T264"><text:s/></text:span><text:span text:style-name="T264"><text:tab/></text:span><text:span text:style-name="T264"><text:tab/></text:span><text:span text:style-name="T265">$viewModel</text:span><text:span text:style-name="T264"> = Zend_Registry::get('view');</text:span></text:p>
            <text:p><text:span text:style-name="T264"/></text:p>
            <text:p><text:span text:style-name="T264">}</text:span></text:p>
            <text:p><text:span text:style-name="T264"/></text:p>
            <text:p><text:span text:style-name="T280">Agora, precisamos criar a visão que é invocada por esse método. Será o arquivo </text:span><text:span text:style-name="T283">incluir.phtml</text:span><text:span text:style-name="T280"> em </text:span><text:span text:style-name="T283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&lt;center&gt;</text:span></text:p>
            <text:p><text:span text:style-name="T236">&lt;form</text:span></text:p>
            <text:p><text:span text:style-name="T236">action="/zend/acme/estoque/incluirProduto"</text:span></text:p>
            <text:p><text:span text:style-name="T236">method="post"&gt;</text:span></text:p>
            <text:p><text:span text:style-name="T236">Nome:</text:span></text:p>
            <text:p><text:span text:style-name="T236">&lt;input name="nome" value="" id="nome"</text:span></text:p>
            <text:p><text:span text:style-name="T236">type="text"&gt;</text:span></text:p>
            <text:p><text:span text:style-name="T236">&lt;input type="submit" name="incluir"</text:span></text:p>
            <text:p><text:span text:style-name="T236">value="Incluir"/&gt;</text:span></text:p>
            <text:p><text:span text:style-name="T236">&lt;/form&gt;</text:span></text:p>
            <text:p><text:span text:style-name="T236">&lt;/center&gt;</text:span></text:p>
            <text:p><text:span text:style-name="T236">&lt;a</text:span></text:p>
            <text:p><text:span text:style-name="T23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80">Esse formulário irá submeter os dados para o método </text:span><text:span text:style-name="T283">incluirProduto</text:span><text:span text:style-name="T280">, de </text:span><text:span text:style-name="T283">EstoqueController</text:span><text:span text:style-name="T280">.</text:span></text:p>
            <text:p><text:span text:style-name="T284">/* Gravação de novo produto */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public function</text:span><text:span text:style-name="T264"> incluirProdutoAction()</text:span></text:p>
            <text:p><text:span text:style-name="T264"><text:s/></text:span><text:span text:style-name="T264">{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nome</text:span><text:span text:style-name="T264"> = (</text:span><text:span text:style-name="T263">string</text:span><text:span text:style-name="T264">)</text:span><text:span text:style-name="T265">$this</text:span><text:span text:style-name="T264">→_request-&gt;getParam(</text:span><text:span text:style-name="T285">'nome'</text:span><text:span text:style-name="T264">);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if</text:span><text:span text:style-name="T264"> (</text:span><text:span text:style-name="T263">isset</text:span><text:span text:style-name="T264">(</text:span><text:span text:style-name="T265">$nome</text:span><text:span text:style-name="T264">))</text:span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{</text:span></text:p>
            <text:p><text:span text:style-name="T265"><text:s/></text:span><text:span text:style-name="T265"><text:tab/></text:span><text:span text:style-name="T265"> 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table</text:span><text:span text:style-name="T264"> = </text:span><text:span text:style-name="T263">new</text:span><text:span text:style-name="T264"> Produtos();</text:span></text:p>
            <text:p><text:span text:style-name="T264"/></text:p>
            <text:p><text:span text:style-name="T265"><text:s/></text:span><text:span text:style-name="T265"><text:tab/></text:span><text:span text:style-name="T265"> 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dados</text:span><text:span text:style-name="T264"> = </text:span><text:span text:style-name="T263">array</text:span><text:span text:style-name="T264">(</text:span><text:span text:style-name="T264"><text:tab/></text:span><text:span text:style-name="T285">'nome'</text:span><text:span text:style-name="T264">=&gt; </text:span><text:span text:style-name="T265">$nome</text:span><text:span text:style-name="T264">,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85"><text:tab/></text:span><text:span text:style-name="T285"><text:tab/></text:span><text:span text:style-name="T285">'quantidade'</text:span><text:span text:style-name="T264">=&gt; 0,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85">'valor'</text:span><text:span text:style-name="T264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86"><text:s/></text:span><text:span text:style-name="T286"><text:tab/></text:span><text:span text:style-name="T286"><text:tab/></text:span><text:span text:style-name="T265">$table</text:span><text:span text:style-name="T286">-&gt;insert(</text:span><text:span text:style-name="T265">$dados</text:span><text:span text:style-name="T286">);</text:span></text:p>
            <text:p><text:span text:style-name="T286"><text:s/></text:span><text:span text:style-name="T286">}</text:span></text:p>
            <text:p><text:span text:style-name="T286"><text:s/></text:span><text:span text:style-name="T286"><text:tab/></text:span><text:span text:style-name="T263">else</text:span></text:p>
            <text:p><text:span text:style-name="T286"><text:s/></text:span><text:span text:style-name="T286">{</text:span></text:p>
            <text:p><text:span text:style-name="T286"><text:s/></text:span><text:span text:style-name="T286"><text:tab/></text:span><text:span text:style-name="T286"><text:tab/></text:span><text:span text:style-name="T265">$_SESSION</text:span><text:span text:style-name="T286">[</text:span><text:span text:style-name="T285">'mensagem'</text:span><text:span text:style-name="T286">] = </text:span><text:span text:style-name="T285">'nome inválido'</text:span><text:span text:style-name="T286">;</text:span></text:p>
            <text:p><text:span text:style-name="T286"><text:s/></text:span><text:span text:style-name="T286">}</text:span></text:p>
            <text:p><text:span text:style-name="T286"><text:s/></text:span><text:span text:style-name="T286"><text:tab/></text:span><text:span text:style-name="T286"><text:tab/></text:span><text:span text:style-name="T265">$this</text:span><text:span text:style-name="T286">-&gt;_redirect(</text:span><text:span text:style-name="T285">'/estoque/manterProduto'</text:span><text:span text:style-name="T286">);</text:span></text:p>
            <text:p><text:span text:style-name="T286"><text:s/></text:span><text:span text:style-name="T286">} </text:span><text:span text:style-name="T28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Assim, encerra-se este curso.</text:span></text:p>
            <text:p><text:span text:style-name="T287"/></text:p>
            <text:p><text:span text:style-name="T287">Dúvidas? Se houverem…</text:span></text:p>
            <text:p><text:span text:style-name="T287"/></text:p>
            <text:p><text:span text:style-name="T28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http://www.php.net (PHP Group)</text:span></text:p>
            <text:p><text:span text:style-name="T287">http://phpbrasil.com</text:span></text:p>
            <text:p><text:span text:style-name="T287">http://www.prophp.com.br</text:span></text:p>
            <text:p><text:span text:style-name="T287">http://www.phpclasses.org</text:span></text:p>
            <text:p><text:span text:style-name="T280"><text:a xlink:href="http://www.zend.com/" xlink:type="simple">http://www.zend.com</text:a></text:span></text:p>
            <text:p><text:span text:style-name="T287"/></text:p>
            <text:p><text:span text:style-name="T287"/></text:p>
            <text:p><text:span text:style-name="T287">Flávio Gomes da Silva Lisboa</text:span></text:p>
            <text:p><text:span text:style-name="T287">Analista de Desenvolvimento de Sistemas</text:span></text:p>
            <text:p><text:span text:style-name="T287">SERPRO</text:span></text:p>
            <text:p><text:span text:style-name="T287">flaviogomesdasilva@yahoo.com.br</text:span></text:p>
            <text:p><text:span text:style-name="T28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16">Elton Luís Minetto, por seu livro “Frameworks para Desenvolvimento em PHP”</text:span></text:p>
            <text:p><text:span text:style-name="T216">Felipe Tonello por sua palestra sobre Zend Framework no evento</text:span></text:p>
            <text:p><text:span text:style-name="T216">“</text:span><text:span text:style-name="T216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0CD60E828C4D5BC8.png" xlink:type="simple" xlink:show="embed" xlink:actuate="onLoad">
            <text:p/>
          </draw:image>
        </draw:frame>
        <draw:custom-shape draw:style-name="gr71" draw:text-style-name="P93" draw:layer="layout" svg:width="13.8cm" svg:height="3.2cm" svg:x="14.086cm" svg:y="10.2cm">
          <text:p text:style-name="P11"><text:span text:style-name="T232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9T15:01:30.390602650</dc:date>
    <meta:editing-duration>P1DT9H44M32S</meta:editing-duration>
    <meta:editing-cycles>284</meta:editing-cycles>
    <meta:document-statistic meta:object-count="867"/>
  </office:meta>
</office:document-meta>
</file>